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Liberation Sans" style:font-name-complex="Liberation Sans" fo:font-size="11pt" style:font-size-asian="11pt" style:font-size-complex="11pt"/>
    </style:style>
    <style:style style:name="P2" style:parent-style-name="Standard" style:family="paragraph">
      <style:text-properties style:font-name="Liberation Sans" style:font-name-complex="Liberation Sans" fo:font-size="11pt" style:font-size-asian="11pt" style:font-size-complex="11pt"/>
    </style:style>
    <style:style style:name="P3" style:parent-style-name="Standard" style:family="paragraph">
      <style:text-properties style:font-name="Liberation Sans" style:font-name-complex="Liberation Sans" fo:font-size="11pt" style:font-size-asian="11pt" style:font-size-complex="11pt"/>
    </style:style>
    <style:style style:name="P4" style:parent-style-name="Standard" style:family="paragraph">
      <style:text-properties style:font-name="Liberation Sans" style:font-name-complex="Liberation Sans" fo:font-size="11pt" style:font-size-asian="11pt" style:font-size-complex="11pt"/>
    </style:style>
    <style:style style:name="P5" style:parent-style-name="Standard" style:family="paragraph">
      <style:text-properties style:font-name="Liberation Sans" style:font-name-complex="Liberation Sans" fo:font-style="italic" style:font-style-asian="italic" fo:font-size="11pt" style:font-size-asian="11pt" style:font-size-complex="11pt"/>
    </style:style>
    <style:style style:name="P6" style:parent-style-name="Heading1" style:family="paragraph">
      <style:text-properties fo:font-size="11pt" style:font-size-asian="11pt" style:font-size-complex="11pt"/>
    </style:style>
    <style:style style:name="P7" style:parent-style-name="Heading" style:family="paragraph">
      <style:text-properties fo:font-style="italic" style:font-style-asian="italic" style:font-style-complex="italic" fo:font-size="11pt" style:font-size-asian="11pt" style:font-size-complex="11pt"/>
    </style:style>
    <style:style style:name="P8" style:parent-style-name="Textbody" style:family="paragraph">
      <style:paragraph-properties fo:text-indent="0.5in"/>
    </style:style>
    <style:style style:name="T9" style:parent-style-name="DefaultParagraphFont" style:family="text">
      <style:text-properties style:font-name="Source Code Pro" style:font-size-complex="11pt"/>
    </style:style>
    <style:style style:name="T10" style:parent-style-name="DefaultParagraphFont" style:family="text">
      <style:text-properties fo:font-weight="bold" style:font-weight-asian="bold" style:font-weight-complex="bold" fo:font-size="11pt" style:font-size-asian="11pt" style:font-size-complex="11pt"/>
    </style:style>
    <style:style style:name="T11" style:parent-style-name="DefaultParagraphFont" style:family="text">
      <style:text-properties fo:font-size="11pt" style:font-size-asian="11pt" style:font-size-complex="11pt"/>
    </style:style>
    <style:style style:name="T12" style:parent-style-name="DefaultParagraphFont" style:family="text">
      <style:text-properties fo:font-size="11pt" style:font-size-asian="11pt" style:font-size-complex="11pt"/>
    </style:style>
    <style:style style:name="P13" style:parent-style-name="Textbody" style:family="paragraph">
      <style:text-properties style:font-size-complex="11pt"/>
    </style:style>
    <style:style style:name="P14" style:parent-style-name="Textbody" style:family="paragraph">
      <style:text-properties style:font-size-complex="11pt"/>
    </style:style>
    <style:style style:name="T15" style:parent-style-name="DefaultParagraphFont" style:family="text">
      <style:text-properties style:font-size-complex="11pt"/>
    </style:style>
    <style:style style:name="T16" style:parent-style-name="DefaultParagraphFont" style:family="text">
      <style:text-properties style:font-name="Source Code Pro" style:font-size-complex="11pt"/>
    </style:style>
    <style:style style:name="T17" style:parent-style-name="DefaultParagraphFont" style:family="text">
      <style:text-properties style:font-name="Source Code Pro" style:font-size-complex="11pt"/>
    </style:style>
    <style:style style:name="T18" style:parent-style-name="DefaultParagraphFont" style:family="text">
      <style:text-properties style:font-size-complex="11pt"/>
    </style:style>
    <style:style style:name="T19" style:parent-style-name="DefaultParagraphFont" style:family="text">
      <style:text-properties style:font-size-complex="11pt"/>
    </style:style>
    <style:style style:name="P20" style:parent-style-name="Textbody" style:family="paragraph">
      <style:text-properties style:font-size-complex="11pt"/>
    </style:style>
    <style:style style:name="P21" style:parent-style-name="Textbody" style:family="paragraph">
      <style:text-properties style:font-size-complex="11pt"/>
    </style:style>
    <style:style style:name="P22" style:parent-style-name="Textbody" style:family="paragraph">
      <style:text-properties style:font-size-complex="11pt"/>
    </style:style>
    <style:style style:name="P23" style:parent-style-name="Textbody" style:family="paragraph">
      <style:paragraph-properties fo:margin-left="0.5in">
        <style:tab-stops/>
      </style:paragraph-properties>
      <style:text-properties style:font-size-complex="11pt"/>
    </style:style>
    <style:style style:name="T24" style:parent-style-name="DefaultParagraphFont" style:family="text">
      <style:text-properties fo:font-weight="bold" style:font-weight-asian="bold" style:font-weight-complex="bold" fo:font-size="11pt" style:font-size-asian="11pt" style:font-size-complex="11pt"/>
    </style:style>
    <style:style style:name="T25" style:parent-style-name="DefaultParagraphFont" style:family="text">
      <style:text-properties fo:font-size="11pt" style:font-size-asian="11pt" style:font-size-complex="11pt"/>
    </style:style>
    <style:style style:name="T26" style:parent-style-name="DefaultParagraphFont" style:family="text">
      <style:text-properties fo:font-size="11pt" style:font-size-asian="11pt" style:font-size-complex="11pt"/>
    </style:style>
    <style:style style:name="P27" style:parent-style-name="Textbody" style:family="paragraph">
      <style:text-properties style:font-size-complex="11pt"/>
    </style:style>
    <style:style style:name="P28" style:parent-style-name="Textbody" style:family="paragraph">
      <style:text-properties style:font-size-complex="11pt"/>
    </style:style>
    <style:style style:name="T29" style:parent-style-name="DefaultParagraphFont" style:family="text">
      <style:text-properties style:font-size-complex="11pt"/>
    </style:style>
    <style:style style:name="T30" style:parent-style-name="DefaultParagraphFont" style:family="text">
      <style:text-properties style:font-name="Source Code Pro" style:font-size-complex="11pt"/>
    </style:style>
    <style:style style:name="T31" style:parent-style-name="DefaultParagraphFont" style:family="text">
      <style:text-properties style:font-size-complex="11pt"/>
    </style:style>
    <style:style style:name="T32" style:parent-style-name="DefaultParagraphFont" style:family="text">
      <style:text-properties style:font-name="Source Code Pro" style:font-size-complex="11pt"/>
    </style:style>
    <style:style style:name="T33" style:parent-style-name="DefaultParagraphFont" style:family="text">
      <style:text-properties style:font-size-complex="11pt"/>
    </style:style>
    <style:style style:name="T34" style:parent-style-name="DefaultParagraphFont" style:family="text">
      <style:text-properties style:font-name="Source Code Pro" style:font-size-complex="11pt"/>
    </style:style>
    <style:style style:name="T35" style:parent-style-name="DefaultParagraphFont" style:family="text">
      <style:text-properties style:font-size-complex="11pt"/>
    </style:style>
    <style:style style:name="T36" style:parent-style-name="DefaultParagraphFont" style:family="text">
      <style:text-properties style:font-size-complex="11pt"/>
    </style:style>
    <style:style style:name="T37" style:parent-style-name="DefaultParagraphFont" style:family="text">
      <style:text-properties style:font-size-complex="11pt"/>
    </style:style>
    <style:style style:name="T38" style:parent-style-name="DefaultParagraphFont" style:family="text">
      <style:text-properties style:font-size-complex="11pt"/>
    </style:style>
    <style:style style:name="P39" style:parent-style-name="Textbody" style:family="paragraph">
      <style:text-properties style:font-size-complex="11pt"/>
    </style:style>
    <style:style style:name="P40" style:parent-style-name="Textbody" style:family="paragraph">
      <style:text-properties style:font-size-complex="11pt"/>
    </style:style>
    <style:style style:name="P41" style:parent-style-name="Textbody" style:family="paragraph">
      <style:text-properties style:font-size-complex="11pt"/>
    </style:style>
    <style:style style:name="P42" style:parent-style-name="Textbody" style:family="paragraph">
      <style:text-properties style:font-size-complex="11pt"/>
    </style:style>
    <style:style style:name="P43" style:parent-style-name="Textbody" style:family="paragraph">
      <style:text-properties style:font-size-complex="11pt"/>
    </style:style>
    <style:style style:name="T44" style:parent-style-name="DefaultParagraphFont" style:family="text">
      <style:text-properties fo:font-weight="bold" style:font-weight-asian="bold" style:font-weight-complex="bold" fo:font-size="11pt" style:font-size-asian="11pt" style:font-size-complex="11pt"/>
    </style:style>
    <style:style style:name="T45" style:parent-style-name="DefaultParagraphFont" style:family="text">
      <style:text-properties fo:font-size="11pt" style:font-size-asian="11pt" style:font-size-complex="11pt"/>
    </style:style>
    <style:style style:name="T46" style:parent-style-name="DefaultParagraphFont" style:family="text">
      <style:text-properties fo:font-size="11pt" style:font-size-asian="11pt" style:font-size-complex="11pt"/>
    </style:style>
    <style:style style:name="P47" style:parent-style-name="Textbody" style:family="paragraph">
      <style:text-properties style:font-size-complex="11pt"/>
    </style:style>
    <style:style style:name="P48" style:parent-style-name="Textbody" style:family="paragraph">
      <style:text-properties style:font-size-complex="11pt"/>
    </style:style>
    <style:style style:name="P49" style:parent-style-name="Textbody" style:family="paragraph">
      <style:text-properties style:font-size-complex="11pt"/>
    </style:style>
    <style:style style:name="P50" style:parent-style-name="Textbody" style:family="paragraph">
      <style:text-properties style:font-size-complex="11pt"/>
    </style:style>
    <style:style style:name="P51" style:parent-style-name="Textbody" style:family="paragraph">
      <style:text-properties style:font-size-complex="11pt"/>
    </style:style>
    <style:style style:name="T52" style:parent-style-name="DefaultParagraphFont" style:family="text">
      <style:text-properties style:font-size-complex="11pt"/>
    </style:style>
    <style:style style:name="T53" style:parent-style-name="DefaultParagraphFont" style:family="text">
      <style:text-properties style:font-name="Source Code Pro" style:font-size-complex="11pt"/>
    </style:style>
    <style:style style:name="T54" style:parent-style-name="DefaultParagraphFont" style:family="text">
      <style:text-properties style:font-size-complex="11pt"/>
    </style:style>
    <style:style style:name="T55" style:parent-style-name="DefaultParagraphFont" style:family="text">
      <style:text-properties style:font-name="Source Code Pro" style:font-size-complex="11pt"/>
    </style:style>
    <style:style style:name="T56" style:parent-style-name="DefaultParagraphFont" style:family="text">
      <style:text-properties style:font-size-complex="11pt"/>
    </style:style>
    <style:style style:name="T57" style:parent-style-name="DefaultParagraphFont" style:family="text">
      <style:text-properties style:font-name="Source Code Pro" style:font-size-complex="11pt"/>
    </style:style>
    <style:style style:name="T58" style:parent-style-name="DefaultParagraphFont" style:family="text">
      <style:text-properties style:font-size-complex="11pt"/>
    </style:style>
    <style:style style:name="T59" style:parent-style-name="DefaultParagraphFont" style:family="text">
      <style:text-properties style:font-size-complex="11pt"/>
    </style:style>
    <style:style style:name="T60" style:parent-style-name="DefaultParagraphFont" style:family="text">
      <style:text-properties style:font-size-complex="11pt"/>
    </style:style>
    <style:style style:name="T61" style:parent-style-name="DefaultParagraphFont" style:family="text">
      <style:text-properties style:font-size-complex="11pt"/>
    </style:style>
    <style:style style:name="P62" style:parent-style-name="Textbody" style:family="paragraph">
      <style:text-properties style:font-size-complex="11pt"/>
    </style:style>
    <style:style style:name="P63" style:parent-style-name="Textbody" style:family="paragraph">
      <style:text-properties style:font-size-complex="11pt"/>
    </style:style>
    <style:style style:name="P64" style:parent-style-name="Textbody" style:family="paragraph">
      <style:text-properties style:font-size-complex="11pt"/>
    </style:style>
    <style:style style:name="P65" style:parent-style-name="Textbody" style:family="paragraph">
      <style:text-properties style:font-size-complex="11pt"/>
    </style:style>
    <style:style style:name="P66" style:parent-style-name="Textbody" style:family="paragraph">
      <style:paragraph-properties fo:margin-left="0.5in">
        <style:tab-stops/>
      </style:paragraph-properties>
      <style:text-properties style:font-size-complex="11pt"/>
    </style:style>
    <style:style style:name="T67" style:parent-style-name="DefaultParagraphFont" style:family="text">
      <style:text-properties fo:font-weight="bold" style:font-weight-asian="bold" style:font-weight-complex="bold" fo:font-size="11pt" style:font-size-asian="11pt" style:font-size-complex="11pt"/>
    </style:style>
    <style:style style:name="T68" style:parent-style-name="DefaultParagraphFont" style:family="text">
      <style:text-properties fo:font-size="11pt" style:font-size-asian="11pt" style:font-size-complex="11pt"/>
    </style:style>
    <style:style style:name="T69" style:parent-style-name="DefaultParagraphFont" style:family="text">
      <style:text-properties fo:font-size="11pt" style:font-size-asian="11pt" style:font-size-complex="11pt"/>
    </style:style>
    <style:style style:name="P70" style:parent-style-name="Textbody" style:family="paragraph">
      <style:text-properties style:font-size-complex="11pt"/>
    </style:style>
    <style:style style:name="P71" style:parent-style-name="Textbody" style:family="paragraph">
      <style:text-properties style:font-size-complex="11pt"/>
    </style:style>
    <style:style style:name="P72" style:parent-style-name="Textbody" style:family="paragraph">
      <style:text-properties style:font-size-complex="11pt"/>
    </style:style>
    <style:style style:name="T73" style:parent-style-name="DefaultParagraphFont" style:family="text">
      <style:text-properties style:font-size-complex="11pt"/>
    </style:style>
    <style:style style:name="T74" style:parent-style-name="DefaultParagraphFont" style:family="text">
      <style:text-properties style:font-name="Source Code Pro" style:font-size-complex="11pt"/>
    </style:style>
    <style:style style:name="T75" style:parent-style-name="DefaultParagraphFont" style:family="text">
      <style:text-properties style:font-size-complex="11pt"/>
    </style:style>
    <style:style style:name="T76" style:parent-style-name="DefaultParagraphFont" style:family="text">
      <style:text-properties style:font-size-complex="11pt"/>
    </style:style>
    <style:style style:name="T77" style:parent-style-name="DefaultParagraphFont" style:family="text">
      <style:text-properties style:font-size-complex="11pt"/>
    </style:style>
    <style:style style:name="P78" style:parent-style-name="Textbody" style:family="paragraph">
      <style:text-properties style:font-size-complex="11pt"/>
    </style:style>
    <style:style style:name="P79" style:parent-style-name="Textbody" style:family="paragraph">
      <style:text-properties style:font-size-complex="11pt"/>
    </style:style>
    <style:style style:name="T80" style:parent-style-name="DefaultParagraphFont" style:family="text">
      <style:text-properties fo:font-weight="bold" style:font-weight-asian="bold" style:font-weight-complex="bold"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DefaultParagraphFont" style:family="text">
      <style:text-properties fo:font-size="11pt" style:font-size-asian="11pt" style:font-size-complex="11pt"/>
    </style:style>
    <style:style style:name="P83" style:parent-style-name="Textbody" style:family="paragraph"/>
    <style:style style:name="P84" style:parent-style-name="Heading1" style:family="paragraph">
      <style:text-properties fo:font-size="11pt" style:font-size-asian="11pt" style:font-size-complex="11pt"/>
    </style:style>
    <style:style style:name="P85" style:parent-style-name="Heading1" style:family="paragraph">
      <style:text-properties fo:font-size="11pt" style:font-size-asian="11pt" style:font-size-complex="11pt"/>
    </style:style>
    <style:style style:name="P86" style:parent-style-name="Heading" style:family="paragraph">
      <style:text-properties fo:font-style="italic" style:font-style-asian="italic" style:font-style-complex="italic" fo:font-size="11pt" style:font-size-asian="11pt" style:font-size-complex="11pt"/>
    </style:style>
    <style:style style:name="T87" style:parent-style-name="DefaultParagraphFont" style:family="text">
      <style:text-properties style:font-size-complex="11pt"/>
    </style:style>
    <style:style style:name="T88" style:parent-style-name="DefaultParagraphFont" style:family="text">
      <style:text-properties style:font-name="Source Code Pro" style:font-size-complex="11pt"/>
    </style:style>
    <style:style style:name="T89" style:parent-style-name="DefaultParagraphFont" style:family="text">
      <style:text-properties style:font-name="Source Code Pro" fo:font-style="italic" style:font-style-asian="italic" style:font-style-complex="italic" style:font-size-complex="11pt"/>
    </style:style>
    <style:style style:name="T90" style:parent-style-name="DefaultParagraphFont" style:family="text">
      <style:text-properties style:font-name="Source Code Pro" style:font-size-complex="11pt"/>
    </style:style>
    <style:style style:name="T91" style:parent-style-name="DefaultParagraphFont" style:family="text">
      <style:text-properties fo:font-weight="bold" style:font-weight-asian="bold" style:font-weight-complex="bold" fo:font-size="11pt" style:font-size-asian="11pt" style:font-size-complex="11pt"/>
    </style:style>
    <style:style style:name="T92" style:parent-style-name="DefaultParagraphFont" style:family="text">
      <style:text-properties fo:font-size="11pt" style:font-size-asian="11pt" style:font-size-complex="11pt"/>
    </style:style>
    <style:style style:name="T93" style:parent-style-name="DefaultParagraphFont" style:family="text">
      <style:text-properties fo:font-size="11pt" style:font-size-asian="11pt" style:font-size-complex="11pt"/>
    </style:style>
    <style:style style:name="T94" style:parent-style-name="DefaultParagraphFont" style:family="text">
      <style:text-properties fo:font-size="11pt" style:font-size-asian="11pt" style:font-size-complex="11pt"/>
    </style:style>
    <style:style style:name="P95" style:parent-style-name="Textbody" style:family="paragraph">
      <style:text-properties style:font-size-complex="11pt"/>
    </style:style>
    <style:style style:name="P96" style:parent-style-name="Textbody" style:family="paragraph">
      <style:text-properties style:font-size-complex="11pt"/>
    </style:style>
    <style:style style:name="P97" style:parent-style-name="Textbody" style:family="paragraph">
      <style:text-properties style:font-size-complex="11pt"/>
    </style:style>
    <style:style style:name="P98" style:parent-style-name="Textbody" style:family="paragraph">
      <style:text-properties style:font-size-complex="11pt"/>
    </style:style>
    <style:style style:name="P99" style:parent-style-name="Textbody" style:family="paragraph">
      <style:text-properties style:font-size-complex="11pt"/>
    </style:style>
    <style:style style:name="P100" style:parent-style-name="Textbody" style:family="paragraph">
      <style:text-properties style:font-size-complex="11pt"/>
    </style:style>
    <style:style style:name="P101" style:parent-style-name="Textbody" style:family="paragraph">
      <style:text-properties style:font-size-complex="11pt"/>
    </style:style>
    <style:style style:name="T102" style:parent-style-name="DefaultParagraphFont" style:family="text">
      <style:text-properties style:font-size-complex="11pt"/>
    </style:style>
    <style:style style:name="T103" style:parent-style-name="DefaultParagraphFont" style:family="text">
      <style:text-properties style:font-name="Source Code Pro" style:font-size-complex="11pt"/>
    </style:style>
    <style:style style:name="T104" style:parent-style-name="DefaultParagraphFont" style:family="text">
      <style:text-properties style:font-size-complex="11pt"/>
    </style:style>
    <style:style style:name="T105" style:parent-style-name="DefaultParagraphFont" style:family="text">
      <style:text-properties style:font-size-complex="11pt"/>
    </style:style>
    <style:style style:name="T106" style:parent-style-name="DefaultParagraphFont" style:family="text">
      <style:text-properties style:font-size-complex="11pt"/>
    </style:style>
    <style:style style:name="P107" style:parent-style-name="Textbody" style:family="paragraph">
      <style:text-properties style:font-size-complex="11pt"/>
    </style:style>
    <style:style style:name="P108" style:parent-style-name="Textbody" style:family="paragraph">
      <style:text-properties style:font-size-complex="11pt"/>
    </style:style>
    <style:style style:name="P109" style:parent-style-name="Textbody" style:family="paragraph">
      <style:paragraph-properties fo:margin-left="0.5in">
        <style:tab-stops/>
      </style:paragraph-properties>
      <style:text-properties style:font-size-complex="11pt"/>
    </style:style>
    <style:style style:name="T110" style:parent-style-name="DefaultParagraphFont" style:family="text">
      <style:text-properties fo:font-weight="bold" style:font-weight-asian="bold" style:font-weight-complex="bold" fo:font-size="11pt" style:font-size-asian="11pt" style:font-size-complex="11pt"/>
    </style:style>
    <style:style style:name="T111" style:parent-style-name="DefaultParagraphFont" style:family="text">
      <style:text-properties fo:font-size="11pt" style:font-size-asian="11pt" style:font-size-complex="11pt"/>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size="11pt" style:font-size-asian="11pt" style:font-size-complex="11pt"/>
    </style:style>
    <style:style style:name="P114" style:parent-style-name="Textbody" style:family="paragraph">
      <style:text-properties style:font-size-complex="11pt"/>
    </style:style>
    <style:style style:name="P115" style:parent-style-name="Textbody" style:family="paragraph">
      <style:text-properties style:font-size-complex="11pt"/>
    </style:style>
    <style:style style:name="P116" style:parent-style-name="Textbody" style:family="paragraph">
      <style:text-properties style:font-size-complex="11pt"/>
    </style:style>
    <style:style style:name="T117" style:parent-style-name="DefaultParagraphFont" style:family="text">
      <style:text-properties style:font-size-complex="11pt"/>
    </style:style>
    <style:style style:name="T118" style:parent-style-name="DefaultParagraphFont" style:family="text">
      <style:text-properties style:font-name="Source Code Pro" style:font-size-complex="11pt"/>
    </style:style>
    <style:style style:name="T119" style:parent-style-name="DefaultParagraphFont" style:family="text">
      <style:text-properties style:font-name="Source Code Pro" style:font-size-complex="11pt"/>
    </style:style>
    <style:style style:name="T120" style:parent-style-name="DefaultParagraphFont" style:family="text">
      <style:text-properties style:font-size-complex="11pt"/>
    </style:style>
    <style:style style:name="T121" style:parent-style-name="DefaultParagraphFont" style:family="text">
      <style:text-properties style:font-size-complex="11pt"/>
    </style:style>
    <style:style style:name="T122" style:parent-style-name="DefaultParagraphFont" style:family="text">
      <style:text-properties style:font-size-complex="11pt"/>
    </style:style>
    <style:style style:name="T123" style:parent-style-name="DefaultParagraphFont" style:family="text">
      <style:text-properties style:font-size-complex="11pt"/>
    </style:style>
    <style:style style:name="P124" style:parent-style-name="Textbody" style:family="paragraph">
      <style:text-properties style:font-size-complex="11pt"/>
    </style:style>
    <style:style style:name="P125" style:parent-style-name="Textbody" style:family="paragraph">
      <style:text-properties style:font-size-complex="11pt"/>
    </style:style>
    <style:style style:name="P126" style:parent-style-name="Textbody" style:family="paragraph">
      <style:text-properties style:font-size-complex="11pt"/>
    </style:style>
    <style:style style:name="P127" style:parent-style-name="Textbody" style:family="paragraph">
      <style:text-properties style:font-size-complex="11pt"/>
    </style:style>
    <style:style style:name="P128" style:parent-style-name="Textbody" style:family="paragraph">
      <style:paragraph-properties fo:margin-left="0.5in">
        <style:tab-stops/>
      </style:paragraph-properties>
      <style:text-properties style:font-size-complex="11pt"/>
    </style:style>
    <style:style style:name="T129" style:parent-style-name="DefaultParagraphFont" style:family="text">
      <style:text-properties fo:font-weight="bold" style:font-weight-asian="bold" style:font-weight-complex="bold" fo:font-size="11pt" style:font-size-asian="11pt" style:font-size-complex="11pt"/>
    </style:style>
    <style:style style:name="T130" style:parent-style-name="DefaultParagraphFont" style:family="text">
      <style:text-properties fo:font-size="11pt" style:font-size-asian="11pt" style:font-size-complex="11pt"/>
    </style:style>
    <style:style style:name="T131" style:parent-style-name="DefaultParagraphFont" style:family="text">
      <style:text-properties fo:font-size="11pt" style:font-size-asian="11pt" style:font-size-complex="11pt"/>
    </style:style>
    <style:style style:name="T132" style:parent-style-name="DefaultParagraphFont" style:family="text">
      <style:text-properties fo:font-size="11pt" style:font-size-asian="11pt" style:font-size-complex="11pt"/>
    </style:style>
    <style:style style:name="P133" style:parent-style-name="Textbody" style:family="paragraph">
      <style:text-properties style:font-size-complex="11pt"/>
    </style:style>
    <style:style style:name="P134" style:parent-style-name="Textbody" style:family="paragraph">
      <style:text-properties style:font-size-complex="11pt"/>
    </style:style>
    <style:style style:name="P135" style:parent-style-name="Textbody" style:family="paragraph">
      <style:text-properties style:font-size-complex="11pt"/>
    </style:style>
    <style:style style:name="P136" style:parent-style-name="Textbody" style:family="paragraph">
      <style:text-properties style:font-size-complex="11pt"/>
    </style:style>
    <style:style style:name="P137" style:parent-style-name="Textbody" style:family="paragraph"/>
    <style:style style:name="T138" style:parent-style-name="DefaultParagraphFont" style:family="text">
      <style:text-properties style:font-size-complex="11pt"/>
    </style:style>
    <style:style style:name="T139" style:parent-style-name="DefaultParagraphFont" style:family="text">
      <style:text-properties style:text-position="super 63.6%" style:font-size-complex="11pt"/>
    </style:style>
    <style:style style:name="T140" style:parent-style-name="DefaultParagraphFont" style:family="text">
      <style:text-properties style:font-size-complex="11pt"/>
    </style:style>
    <style:style style:name="T141" style:parent-style-name="DefaultParagraphFont" style:family="text">
      <style:text-properties style:font-size-complex="11pt"/>
    </style:style>
    <style:style style:name="T142" style:parent-style-name="DefaultParagraphFont" style:family="text">
      <style:text-properties style:font-name="Source Code Pro" style:font-size-complex="11pt"/>
    </style:style>
    <style:style style:name="T143" style:parent-style-name="DefaultParagraphFont" style:family="text">
      <style:text-properties style:font-size-complex="11pt"/>
    </style:style>
    <style:style style:name="T144" style:parent-style-name="DefaultParagraphFont" style:family="text">
      <style:text-properties style:font-size-complex="11pt"/>
    </style:style>
    <style:style style:name="T145" style:parent-style-name="DefaultParagraphFont" style:family="text">
      <style:text-properties style:font-size-complex="11pt"/>
    </style:style>
    <style:style style:name="T146" style:parent-style-name="DefaultParagraphFont" style:family="text">
      <style:text-properties style:font-size-complex="11pt"/>
    </style:style>
    <style:style style:name="P147" style:parent-style-name="Textbody" style:family="paragraph">
      <style:text-properties style:font-size-complex="11pt"/>
    </style:style>
    <style:style style:name="P148" style:parent-style-name="Textbody" style:family="paragraph">
      <style:text-properties style:font-size-complex="11pt"/>
    </style:style>
    <style:style style:name="P149" style:parent-style-name="Textbody" style:family="paragraph">
      <style:text-properties style:font-size-complex="11pt"/>
    </style:style>
    <style:style style:name="P150" style:parent-style-name="Textbody" style:family="paragraph"/>
    <style:style style:name="T151" style:parent-style-name="DefaultParagraphFont" style:family="text">
      <style:text-properties style:font-size-complex="11pt"/>
    </style:style>
    <style:style style:name="T152" style:parent-style-name="DefaultParagraphFont" style:family="text">
      <style:text-properties style:font-size-complex="11pt"/>
    </style:style>
    <style:style style:name="T153" style:parent-style-name="DefaultParagraphFont" style:family="text">
      <style:text-properties style:text-position="super 63.6%" style:font-size-complex="11pt"/>
    </style:style>
    <style:style style:name="T154" style:parent-style-name="DefaultParagraphFont" style:family="text">
      <style:text-properties style:font-size-complex="11pt"/>
    </style:style>
    <style:style style:name="T155" style:parent-style-name="DefaultParagraphFont" style:family="text">
      <style:text-properties style:font-size-complex="11pt"/>
    </style:style>
    <style:style style:name="P156" style:parent-style-name="Textbody" style:family="paragraph">
      <style:paragraph-properties fo:margin-left="0.5in">
        <style:tab-stops/>
      </style:paragraph-properties>
      <style:text-properties style:font-size-complex="11pt"/>
    </style:style>
    <style:style style:name="T157" style:parent-style-name="DefaultParagraphFont" style:family="text">
      <style:text-properties fo:font-weight="bold" style:font-weight-asian="bold" style:font-weight-complex="bold" fo:font-size="11pt" style:font-size-asian="11pt" style:font-size-complex="11pt"/>
    </style:style>
    <style:style style:name="T158" style:parent-style-name="DefaultParagraphFont" style:family="text">
      <style:text-properties fo:font-size="11pt" style:font-size-asian="11pt" style:font-size-complex="11pt"/>
    </style:style>
    <style:style style:name="T159" style:parent-style-name="DefaultParagraphFont" style:family="text">
      <style:text-properties fo:font-style="italic" style:font-style-asian="italic" style:font-style-complex="italic" fo:font-size="11pt" style:font-size-asian="11pt" style:font-size-complex="11pt"/>
    </style:style>
    <style:style style:name="T160" style:parent-style-name="DefaultParagraphFont" style:family="text">
      <style:text-properties fo:font-size="11pt" style:font-size-asian="11pt" style:font-size-complex="11pt"/>
    </style:style>
    <style:style style:name="T161" style:parent-style-name="DefaultParagraphFont" style:family="text">
      <style:text-properties fo:font-size="11pt" style:font-size-asian="11pt" style:font-size-complex="11pt"/>
    </style:style>
    <style:style style:name="T162" style:parent-style-name="DefaultParagraphFont" style:family="text">
      <style:text-properties fo:font-size="11pt" style:font-size-asian="11pt" style:font-size-complex="11pt"/>
    </style:style>
    <style:style style:name="P163" style:parent-style-name="Textbody" style:family="paragraph"/>
    <style:style style:name="T164" style:parent-style-name="DefaultParagraphFont" style:family="text">
      <style:text-properties style:font-size-complex="11pt"/>
    </style:style>
    <style:style style:name="T165" style:parent-style-name="DefaultParagraphFont" style:family="text">
      <style:text-properties style:font-size-complex="11pt"/>
    </style:style>
    <style:style style:name="T166" style:parent-style-name="DefaultParagraphFont" style:family="text">
      <style:text-properties fo:font-style="italic" style:font-style-asian="italic" style:font-style-complex="italic" style:font-size-complex="11pt"/>
    </style:style>
    <style:style style:name="T167" style:parent-style-name="DefaultParagraphFont" style:family="text">
      <style:text-properties style:font-size-complex="11pt"/>
    </style:style>
    <style:style style:name="P168" style:parent-style-name="Textbody" style:family="paragraph">
      <style:text-properties style:font-size-complex="11pt"/>
    </style:style>
    <style:style style:name="P169" style:parent-style-name="Textbody" style:family="paragraph">
      <style:text-properties style:font-size-complex="11pt"/>
    </style:style>
    <style:style style:name="P170" style:parent-style-name="Textbody" style:family="paragraph">
      <style:text-properties style:font-size-complex="11pt"/>
    </style:style>
    <style:style style:name="T171" style:parent-style-name="DefaultParagraphFont" style:family="text">
      <style:text-properties style:font-size-complex="11pt"/>
    </style:style>
    <style:style style:name="T172" style:parent-style-name="DefaultParagraphFont" style:family="text">
      <style:text-properties style:font-name="Source Code Pro" style:font-size-complex="11pt"/>
    </style:style>
    <style:style style:name="T173" style:parent-style-name="DefaultParagraphFont" style:family="text">
      <style:text-properties style:font-size-complex="11pt"/>
    </style:style>
    <style:style style:name="T174" style:parent-style-name="DefaultParagraphFont" style:family="text">
      <style:text-properties style:font-size-complex="11pt"/>
    </style:style>
    <style:style style:name="T175" style:parent-style-name="DefaultParagraphFont" style:family="text">
      <style:text-properties style:font-size-complex="11pt"/>
    </style:style>
    <style:style style:name="P176" style:parent-style-name="Textbody" style:family="paragraph">
      <style:text-properties style:font-size-complex="11pt"/>
    </style:style>
    <style:style style:name="P177" style:parent-style-name="Textbody" style:family="paragraph">
      <style:text-properties style:font-size-complex="11pt"/>
    </style:style>
    <style:style style:name="T178" style:parent-style-name="DefaultParagraphFont" style:family="text">
      <style:text-properties fo:font-weight="bold" style:font-weight-asian="bold" style:font-weight-complex="bold" fo:font-size="11pt" style:font-size-asian="11pt" style:font-size-complex="11pt"/>
    </style:style>
    <style:style style:name="T179" style:parent-style-name="DefaultParagraphFont" style:family="text">
      <style:text-properties fo:font-size="11pt" style:font-size-asian="11pt" style:font-size-complex="11pt"/>
    </style:style>
    <style:style style:name="T180" style:parent-style-name="DefaultParagraphFont" style:family="text">
      <style:text-properties fo:font-size="11pt" style:font-size-asian="11pt" style:font-size-complex="11pt"/>
    </style:style>
    <style:style style:name="P181" style:parent-style-name="Textbody" style:family="paragraph"/>
    <style:style style:name="T182" style:parent-style-name="DefaultParagraphFont" style:family="text">
      <style:text-properties style:text-position="super 63.6%"/>
    </style:style>
    <style:style style:name="T183" style:parent-style-name="DefaultParagraphFont" style:family="text">
      <style:text-properties style:text-position="super 63.6%"/>
    </style:style>
    <style:style style:name="P184" style:parent-style-name="Textbody" style:family="paragraph">
      <style:text-properties style:font-size-complex="11pt"/>
    </style:style>
    <style:style style:name="P185" style:parent-style-name="Heading1" style:family="paragraph">
      <style:text-properties fo:font-size="11pt" style:font-size-asian="11pt" style:font-size-complex="11pt"/>
    </style:style>
    <style:style style:name="P186" style:parent-style-name="Heading" style:family="paragraph">
      <style:text-properties fo:font-style="italic" style:font-style-asian="italic" style:font-style-complex="italic" fo:font-size="11pt" style:font-size-asian="11pt" style:font-size-complex="11pt"/>
    </style:style>
    <style:style style:name="P187" style:parent-style-name="Textbody" style:family="paragraph">
      <style:paragraph-properties fo:margin-left="0.5in">
        <style:tab-stops/>
      </style:paragraph-properties>
    </style:style>
    <style:style style:name="T188" style:parent-style-name="DefaultParagraphFont" style:family="text">
      <style:text-properties style:font-name="Source Code Pro" style:font-size-complex="11pt"/>
    </style:style>
    <style:style style:name="T189" style:parent-style-name="DefaultParagraphFont" style:family="text">
      <style:text-properties style:font-name="Source Code Pro" fo:font-style="italic" style:font-style-asian="italic" style:font-style-complex="italic" style:font-size-complex="11pt"/>
    </style:style>
    <style:style style:name="T190" style:parent-style-name="DefaultParagraphFont" style:family="text">
      <style:text-properties style:font-name="Source Code Pro" style:font-size-complex="11pt"/>
    </style:style>
    <style:style style:name="T191" style:parent-style-name="DefaultParagraphFont" style:family="text">
      <style:text-properties style:font-name="Source Code Pro" style:font-size-complex="11pt"/>
    </style:style>
    <style:style style:name="T192" style:parent-style-name="DefaultParagraphFont" style:family="text">
      <style:text-properties style:font-name="Source Code Pro" style:font-size-complex="11pt"/>
    </style:style>
    <style:style style:name="T193" style:parent-style-name="DefaultParagraphFont" style:family="text">
      <style:text-properties style:font-name="Source Code Pro" style:font-size-complex="11pt"/>
    </style:style>
    <style:style style:name="T194" style:parent-style-name="DefaultParagraphFont" style:family="text">
      <style:text-properties fo:font-weight="bold" style:font-weight-asian="bold" style:font-weight-complex="bold" fo:font-size="11pt" style:font-size-asian="11pt" style:font-size-complex="11pt"/>
    </style:style>
    <style:style style:name="T195" style:parent-style-name="DefaultParagraphFont" style:family="text">
      <style:text-properties fo:font-size="11pt" style:font-size-asian="11pt" style:font-size-complex="11pt"/>
    </style:style>
    <style:style style:name="T196" style:parent-style-name="DefaultParagraphFont" style:family="text">
      <style:text-properties fo:font-size="11pt" style:font-size-asian="11pt" style:font-size-complex="11pt"/>
    </style:style>
    <style:style style:name="P197" style:parent-style-name="Textbody" style:family="paragraph">
      <style:text-properties style:font-size-complex="11pt"/>
    </style:style>
    <style:style style:name="P198" style:parent-style-name="Textbody" style:family="paragraph">
      <style:text-properties style:font-size-complex="11pt"/>
    </style:style>
    <style:style style:name="T199" style:parent-style-name="DefaultParagraphFont" style:family="text">
      <style:text-properties style:font-size-complex="11pt"/>
    </style:style>
    <style:style style:name="T200" style:parent-style-name="DefaultParagraphFont" style:family="text">
      <style:text-properties style:font-name="Source Code Pro" style:font-size-complex="11pt"/>
    </style:style>
    <style:style style:name="T201" style:parent-style-name="DefaultParagraphFont" style:family="text">
      <style:text-properties style:font-name="Source Code Pro" style:font-size-complex="11pt"/>
    </style:style>
    <style:style style:name="T202" style:parent-style-name="DefaultParagraphFont" style:family="text">
      <style:text-properties style:font-size-complex="11pt"/>
    </style:style>
    <style:style style:name="T203" style:parent-style-name="DefaultParagraphFont" style:family="text">
      <style:text-properties style:font-size-complex="11pt"/>
    </style:style>
    <style:style style:name="P204" style:parent-style-name="Textbody" style:family="paragraph">
      <style:text-properties style:font-size-complex="11pt"/>
    </style:style>
    <style:style style:name="P205" style:parent-style-name="Textbody" style:family="paragraph">
      <style:paragraph-properties fo:margin-left="0.5in">
        <style:tab-stops/>
      </style:paragraph-properties>
      <style:text-properties style:font-size-complex="11pt"/>
    </style:style>
    <style:style style:name="T206" style:parent-style-name="DefaultParagraphFont" style:family="text">
      <style:text-properties fo:font-weight="bold" style:font-weight-asian="bold" style:font-weight-complex="bold" fo:font-size="11pt" style:font-size-asian="11pt" style:font-size-complex="11pt"/>
    </style:style>
    <style:style style:name="T207" style:parent-style-name="DefaultParagraphFont" style:family="text">
      <style:text-properties fo:font-weight="bold" style:font-weight-asian="bold" style:font-weight-complex="bold" fo:font-size="11pt" style:font-size-asian="11pt" style:font-size-complex="11pt"/>
    </style:style>
    <style:style style:name="T208" style:parent-style-name="DefaultParagraphFont" style:family="text">
      <style:text-properties fo:font-size="11pt" style:font-size-asian="11pt" style:font-size-complex="11pt"/>
    </style:style>
    <style:style style:name="T209" style:parent-style-name="DefaultParagraphFont" style:family="text">
      <style:text-properties fo:font-size="11pt" style:font-size-asian="11pt" style:font-size-complex="11pt"/>
    </style:style>
    <style:style style:name="P210" style:parent-style-name="Textbody" style:family="paragraph">
      <style:text-properties style:font-size-complex="11pt"/>
    </style:style>
    <style:style style:name="P211" style:parent-style-name="Textbody" style:family="paragraph">
      <style:text-properties style:font-size-complex="11pt"/>
    </style:style>
    <style:style style:name="P212" style:parent-style-name="Textbody" style:family="paragraph">
      <style:text-properties style:font-size-complex="11pt"/>
    </style:style>
    <style:style style:name="P213" style:parent-style-name="Textbody" style:family="paragraph">
      <style:text-properties style:font-size-complex="11pt"/>
    </style:style>
    <style:style style:name="T214" style:parent-style-name="DefaultParagraphFont" style:family="text">
      <style:text-properties style:font-name="Liberation Sans" style:font-name-complex="Liberation Sans" fo:font-size="11pt" style:font-size-asian="11pt" style:font-size-complex="11pt"/>
    </style:style>
    <style:style style:name="T215" style:parent-style-name="DefaultParagraphFont" style:family="text">
      <style:text-properties style:font-name="Source Code Pro" style:font-name-complex="Liberation Sans" fo:font-size="11pt" style:font-size-asian="11pt" style:font-size-complex="11pt"/>
    </style:style>
    <style:style style:name="T216" style:parent-style-name="DefaultParagraphFont" style:family="text">
      <style:text-properties style:font-name="Source Code Pro" style:font-name-complex="Liberation Sans" fo:font-size="11pt" style:font-size-asian="11pt" style:font-size-complex="11pt"/>
    </style:style>
    <style:style style:name="T217" style:parent-style-name="DefaultParagraphFont" style:family="text">
      <style:text-properties style:font-name="Liberation Sans" style:font-name-complex="Liberation Sans" fo:font-size="11pt" style:font-size-asian="11pt" style:font-size-complex="11pt"/>
    </style:style>
    <style:style style:name="T218" style:parent-style-name="DefaultParagraphFont" style:family="text">
      <style:text-properties style:font-name="Liberation Sans" style:font-name-complex="Liberation Sans" fo:font-size="11pt" style:font-size-asian="11pt" style:font-size-complex="11pt"/>
    </style:style>
    <style:style style:name="T219" style:parent-style-name="DefaultParagraphFont" style:family="text">
      <style:text-properties style:font-name="Liberation Sans" style:font-name-complex="Liberation Sans" fo:font-size="11pt" style:font-size-asian="11pt" style:font-size-complex="11pt"/>
    </style:style>
    <style:style style:name="T220"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T221"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222" style:parent-style-name="Textbody" style:family="paragraph">
      <style:text-properties style:font-size-complex="11pt"/>
    </style:style>
    <style:style style:name="P223" style:parent-style-name="Textbody" style:family="paragraph">
      <style:text-properties style:font-size-complex="11pt"/>
    </style:style>
    <style:style style:name="P224" style:parent-style-name="Textbody" style:family="paragraph">
      <style:text-properties style:font-size-complex="11pt"/>
    </style:style>
    <style:style style:name="P225" style:parent-style-name="Textbody" style:family="paragraph">
      <style:text-properties style:font-size-complex="11pt"/>
    </style:style>
    <style:style style:name="P226" style:parent-style-name="Textbody" style:family="paragraph">
      <style:text-properties style:font-size-complex="11pt"/>
    </style:style>
    <style:style style:name="P227" style:parent-style-name="Textbody" style:family="paragraph">
      <style:text-properties style:font-size-complex="11pt"/>
    </style:style>
    <style:style style:name="P228" style:parent-style-name="Textbody" style:family="paragraph">
      <style:text-properties style:font-size-complex="11pt"/>
    </style:style>
    <style:style style:name="P229" style:parent-style-name="Textbody" style:family="paragraph">
      <style:paragraph-properties fo:margin-left="0.5in">
        <style:tab-stops/>
      </style:paragraph-properties>
      <style:text-properties style:font-size-complex="11pt"/>
    </style:style>
    <style:style style:name="T230" style:parent-style-name="DefaultParagraphFont" style:family="text">
      <style:text-properties fo:font-weight="bold" style:font-weight-asian="bold" style:font-weight-complex="bold" fo:font-size="11pt" style:font-size-asian="11pt" style:font-size-complex="11pt"/>
    </style:style>
    <style:style style:name="T231" style:parent-style-name="DefaultParagraphFont" style:family="text">
      <style:text-properties fo:font-weight="bold" style:font-weight-asian="bold" style:font-weight-complex="bold" fo:font-size="11pt" style:font-size-asian="11pt" style:font-size-complex="11pt"/>
    </style:style>
    <style:style style:name="T232" style:parent-style-name="DefaultParagraphFont" style:family="text">
      <style:text-properties fo:font-size="11pt" style:font-size-asian="11pt" style:font-size-complex="11pt"/>
    </style:style>
    <style:style style:name="T233" style:parent-style-name="DefaultParagraphFont" style:family="text">
      <style:text-properties fo:font-size="11pt" style:font-size-asian="11pt" style:font-size-complex="11pt"/>
    </style:style>
    <style:style style:name="P234" style:parent-style-name="Textbody" style:family="paragraph">
      <style:text-properties style:font-size-complex="11pt"/>
    </style:style>
    <style:style style:name="P235" style:parent-style-name="Textbody" style:family="paragraph">
      <style:text-properties style:font-size-complex="11pt"/>
    </style:style>
    <style:style style:name="P236" style:parent-style-name="Textbody" style:family="paragraph">
      <style:text-properties style:font-size-complex="11pt"/>
    </style:style>
    <style:style style:name="P237" style:parent-style-name="Textbody" style:family="paragraph">
      <style:text-properties style:font-size-complex="11pt"/>
    </style:style>
    <style:style style:name="P238" style:parent-style-name="Textbody" style:family="paragraph"/>
    <style:style style:name="T239" style:parent-style-name="DefaultParagraphFont" style:family="text">
      <style:text-properties style:font-size-complex="11pt"/>
    </style:style>
    <style:style style:name="T240" style:parent-style-name="DefaultParagraphFont" style:family="text">
      <style:text-properties style:font-size-complex="11pt"/>
    </style:style>
    <style:style style:name="T241" style:parent-style-name="DefaultParagraphFont" style:family="text">
      <style:text-properties style:font-size-complex="11pt"/>
    </style:style>
    <style:style style:name="T242" style:parent-style-name="DefaultParagraphFont" style:family="text">
      <style:text-properties style:font-size-complex="11pt"/>
    </style:style>
    <style:style style:name="T243" style:parent-style-name="DefaultParagraphFont" style:family="text">
      <style:text-properties style:font-size-complex="11pt"/>
    </style:style>
    <style:style style:name="T244" style:parent-style-name="DefaultParagraphFont" style:family="text">
      <style:text-properties style:text-position="super 63.6%" style:font-size-complex="11pt"/>
    </style:style>
    <style:style style:name="T245" style:parent-style-name="DefaultParagraphFont" style:family="text">
      <style:text-properties style:font-size-complex="11pt"/>
    </style:style>
    <style:style style:name="T246" style:parent-style-name="DefaultParagraphFont" style:family="text">
      <style:text-properties style:font-name="Liberation Sans" style:font-name-complex="Liberation Sans" fo:font-size="11pt" style:font-size-asian="11pt" style:font-size-complex="11pt"/>
    </style:style>
    <style:style style:name="T247" style:parent-style-name="DefaultParagraphFont" style:family="text">
      <style:text-properties style:font-name="Source Code Pro" style:font-name-complex="Liberation Sans" fo:font-size="11pt" style:font-size-asian="11pt" style:font-size-complex="11pt"/>
    </style:style>
    <style:style style:name="T248" style:parent-style-name="DefaultParagraphFont" style:family="text">
      <style:text-properties style:font-name="Source Code Pro" style:font-name-complex="Liberation Sans" fo:font-size="11pt" style:font-size-asian="11pt" style:font-size-complex="11pt"/>
    </style:style>
    <style:style style:name="T249" style:parent-style-name="DefaultParagraphFont" style:family="text">
      <style:text-properties style:font-name="Liberation Sans" style:font-name-complex="Liberation Sans" fo:font-size="11pt" style:font-size-asian="11pt" style:font-size-complex="11pt"/>
    </style:style>
    <style:style style:name="T250" style:parent-style-name="DefaultParagraphFont" style:family="text">
      <style:text-properties style:font-name="Liberation Sans" style:font-name-complex="Liberation Sans" fo:font-size="11pt" style:font-size-asian="11pt" style:font-size-complex="11pt"/>
    </style:style>
    <style:style style:name="T251"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T252"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253" style:parent-style-name="Textbody" style:family="paragraph">
      <style:text-properties style:font-size-complex="11pt"/>
    </style:style>
    <style:style style:name="P254" style:parent-style-name="Textbody" style:family="paragraph">
      <style:text-properties style:font-size-complex="11pt"/>
    </style:style>
    <style:style style:name="P255" style:parent-style-name="Textbody" style:family="paragraph">
      <style:text-properties style:font-size-complex="11pt"/>
    </style:style>
    <style:style style:name="P256" style:parent-style-name="Textbody" style:family="paragraph"/>
    <style:style style:name="T257" style:parent-style-name="DefaultParagraphFont" style:family="text">
      <style:text-properties style:font-size-complex="11pt"/>
    </style:style>
    <style:style style:name="T258" style:parent-style-name="DefaultParagraphFont" style:family="text">
      <style:text-properties style:font-size-complex="11pt"/>
    </style:style>
    <style:style style:name="T259" style:parent-style-name="DefaultParagraphFont" style:family="text">
      <style:text-properties style:text-position="super 63.6%" style:font-size-complex="11pt"/>
    </style:style>
    <style:style style:name="T260" style:parent-style-name="DefaultParagraphFont" style:family="text">
      <style:text-properties style:font-size-complex="11pt"/>
    </style:style>
    <style:style style:name="T261" style:parent-style-name="DefaultParagraphFont" style:family="text">
      <style:text-properties style:font-size-complex="11pt"/>
    </style:style>
    <style:style style:name="T262" style:parent-style-name="DefaultParagraphFont" style:family="text">
      <style:text-properties style:font-size-complex="11pt"/>
    </style:style>
    <style:style style:name="P263" style:parent-style-name="Textbody" style:family="paragraph">
      <style:text-properties style:font-size-complex="11pt"/>
    </style:style>
    <style:style style:name="P264" style:parent-style-name="Textbody" style:family="paragraph">
      <style:paragraph-properties fo:margin-left="0.5in">
        <style:tab-stops/>
      </style:paragraph-properties>
      <style:text-properties style:font-size-complex="11pt"/>
    </style:style>
    <style:style style:name="T265" style:parent-style-name="DefaultParagraphFont" style:family="text">
      <style:text-properties fo:font-weight="bold" style:font-weight-asian="bold" style:font-weight-complex="bold" fo:font-size="11pt" style:font-size-asian="11pt" style:font-size-complex="11pt"/>
    </style:style>
    <style:style style:name="T266" style:parent-style-name="DefaultParagraphFont" style:family="text">
      <style:text-properties fo:font-size="11pt" style:font-size-asian="11pt" style:font-size-complex="11pt"/>
    </style:style>
    <style:style style:name="T267" style:parent-style-name="DefaultParagraphFont" style:family="text">
      <style:text-properties fo:font-size="11pt" style:font-size-asian="11pt" style:font-size-complex="11pt"/>
    </style:style>
    <style:style style:name="P268" style:parent-style-name="Textbody" style:family="paragraph">
      <style:text-properties style:font-size-complex="11pt"/>
    </style:style>
    <style:style style:name="P269" style:parent-style-name="Textbody" style:family="paragraph"/>
    <style:style style:name="T270" style:parent-style-name="DefaultParagraphFont" style:family="text">
      <style:text-properties style:font-size-complex="11pt"/>
    </style:style>
    <style:style style:name="T271" style:parent-style-name="DefaultParagraphFont" style:family="text">
      <style:text-properties style:font-size-complex="11pt"/>
    </style:style>
    <style:style style:name="T272" style:parent-style-name="DefaultParagraphFont" style:family="text">
      <style:text-properties style:font-size-complex="11pt"/>
    </style:style>
    <style:style style:name="T273" style:parent-style-name="DefaultParagraphFont" style:family="text">
      <style:text-properties style:font-size-complex="11pt"/>
    </style:style>
    <style:style style:name="T274" style:parent-style-name="DefaultParagraphFont" style:family="text">
      <style:text-properties style:text-position="super 63.6%" style:font-size-complex="11pt"/>
    </style:style>
    <style:style style:name="T275" style:parent-style-name="DefaultParagraphFont" style:family="text">
      <style:text-properties style:font-size-complex="11pt"/>
    </style:style>
    <style:style style:name="T276" style:parent-style-name="DefaultParagraphFont" style:family="text">
      <style:text-properties style:font-name="Liberation Sans" style:font-name-complex="Liberation Sans" fo:font-size="11pt" style:font-size-asian="11pt" style:font-size-complex="11pt"/>
    </style:style>
    <style:style style:name="T277" style:parent-style-name="DefaultParagraphFont" style:family="text">
      <style:text-properties style:font-name="Source Code Pro" style:font-name-complex="Liberation Sans" fo:font-size="11pt" style:font-size-asian="11pt" style:font-size-complex="11pt"/>
    </style:style>
    <style:style style:name="T278" style:parent-style-name="DefaultParagraphFont" style:family="text">
      <style:text-properties style:font-name="Source Code Pro" style:font-name-complex="Liberation Sans" fo:font-size="11pt" style:font-size-asian="11pt" style:font-size-complex="11pt"/>
    </style:style>
    <style:style style:name="T279" style:parent-style-name="DefaultParagraphFont" style:family="text">
      <style:text-properties style:font-name="Liberation Sans" style:font-name-complex="Liberation Sans" fo:font-size="11pt" style:font-size-asian="11pt" style:font-size-complex="11pt"/>
    </style:style>
    <style:style style:name="T280" style:parent-style-name="DefaultParagraphFont" style:family="text">
      <style:text-properties style:font-name="Liberation Sans" style:font-name-complex="Liberation Sans" fo:font-size="11pt" style:font-size-asian="11pt" style:font-size-complex="11pt"/>
    </style:style>
    <style:style style:name="T281"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T282"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283" style:parent-style-name="Textbody" style:family="paragraph">
      <style:text-properties style:font-size-complex="11pt"/>
    </style:style>
    <style:style style:name="P284" style:parent-style-name="Textbody" style:family="paragraph"/>
    <style:style style:name="T285" style:parent-style-name="DefaultParagraphFont" style:family="text">
      <style:text-properties style:font-size-complex="11pt"/>
    </style:style>
    <style:style style:name="T286" style:parent-style-name="DefaultParagraphFont" style:family="text">
      <style:text-properties style:font-size-complex="11pt"/>
    </style:style>
    <style:style style:name="T287" style:parent-style-name="DefaultParagraphFont" style:family="text">
      <style:text-properties style:font-size-complex="11pt"/>
    </style:style>
    <style:style style:name="T288" style:parent-style-name="DefaultParagraphFont" style:family="text">
      <style:text-properties style:text-position="super 63.6%" style:font-size-complex="11pt"/>
    </style:style>
    <style:style style:name="T289" style:parent-style-name="DefaultParagraphFont" style:family="text">
      <style:text-properties style:font-size-complex="11pt"/>
    </style:style>
    <style:style style:name="T290" style:parent-style-name="DefaultParagraphFont" style:family="text">
      <style:text-properties style:font-size-complex="11pt"/>
    </style:style>
    <style:style style:name="T291" style:parent-style-name="DefaultParagraphFont" style:family="text">
      <style:text-properties style:font-size-complex="11pt"/>
    </style:style>
    <style:style style:name="T292" style:parent-style-name="DefaultParagraphFont" style:family="text">
      <style:text-properties style:font-size-complex="11pt"/>
    </style:style>
    <style:style style:name="T293" style:parent-style-name="DefaultParagraphFont" style:family="text">
      <style:text-properties style:font-size-complex="11pt"/>
    </style:style>
    <style:style style:name="T294" style:parent-style-name="DefaultParagraphFont" style:family="text">
      <style:text-properties style:font-size-complex="11pt"/>
    </style:style>
    <style:style style:name="T295" style:parent-style-name="DefaultParagraphFont" style:family="text">
      <style:text-properties style:font-size-complex="11pt"/>
    </style:style>
    <style:style style:name="T296" style:parent-style-name="DefaultParagraphFont" style:family="text">
      <style:text-properties style:font-size-complex="11pt"/>
    </style:style>
    <style:style style:name="T297" style:parent-style-name="DefaultParagraphFont" style:family="text">
      <style:text-properties style:font-size-complex="11pt"/>
    </style:style>
    <style:style style:name="T298" style:parent-style-name="DefaultParagraphFont" style:family="text">
      <style:text-properties style:font-size-complex="11pt"/>
    </style:style>
    <style:style style:name="T299" style:parent-style-name="DefaultParagraphFont" style:family="text">
      <style:text-properties style:font-size-complex="11pt"/>
    </style:style>
    <style:style style:name="T300" style:parent-style-name="DefaultParagraphFont" style:family="text">
      <style:text-properties style:font-size-complex="11pt"/>
    </style:style>
    <style:style style:name="T301" style:parent-style-name="DefaultParagraphFont" style:family="text">
      <style:text-properties style:font-size-complex="11pt"/>
    </style:style>
    <style:style style:name="T302" style:parent-style-name="DefaultParagraphFont" style:family="text">
      <style:text-properties style:font-size-complex="11pt"/>
    </style:style>
    <style:style style:name="T303" style:parent-style-name="DefaultParagraphFont" style:family="text">
      <style:text-properties style:font-size-complex="11pt"/>
    </style:style>
    <style:style style:name="T304" style:parent-style-name="DefaultParagraphFont" style:family="text">
      <style:text-properties fo:font-weight="bold" style:font-weight-asian="bold" style:font-weight-complex="bold" fo:font-size="11pt" style:font-size-asian="11pt" style:font-size-complex="11pt"/>
    </style:style>
    <style:style style:name="T305" style:parent-style-name="DefaultParagraphFont" style:family="text">
      <style:text-properties fo:font-size="11pt" style:font-size-asian="11pt" style:font-size-complex="11pt"/>
    </style:style>
    <style:style style:name="P306" style:parent-style-name="Textbody" style:family="paragraph"/>
    <style:style style:name="T307" style:parent-style-name="DefaultParagraphFont" style:family="text">
      <style:text-properties style:font-size-complex="11pt"/>
    </style:style>
    <style:style style:name="T308" style:parent-style-name="DefaultParagraphFont" style:family="text">
      <style:text-properties style:text-position="super 63.6%" style:font-size-complex="11pt"/>
    </style:style>
    <style:style style:name="T309" style:parent-style-name="DefaultParagraphFont" style:family="text">
      <style:text-properties style:font-size-complex="11pt"/>
    </style:style>
    <style:style style:name="T310" style:parent-style-name="DefaultParagraphFont" style:family="text">
      <style:text-properties style:text-position="super 63.6%" style:font-size-complex="11pt"/>
    </style:style>
    <style:style style:name="T311" style:parent-style-name="DefaultParagraphFont" style:family="text">
      <style:text-properties style:font-size-complex="11pt"/>
    </style:style>
  </office:automatic-styles>
  <office:body>
    <office:text text:use-soft-page-breaks="true">
      <text:p text:style-name="P1">Analysis of Algorithms</text:p>
      <text:p text:style-name="P2">Thomas Lonowski</text:p>
      <text:p text:style-name="P3">CS 221</text:p>
      <text:p text:style-name="P4"/>
      <text:p text:style-name="P5">All growth functions must be in simplified t(n) = ____ format with only one constant factor, one n factor, etc. Order must be presented in proper big-O notation.</text:p>
      <text:h text:style-name="P6" text:outline-level="1">Algorithm: find()</text:h>
      <text:p text:style-name="P7">The<text:s/>following questions refer to the FindTester class given with the assignment. FindTester initializes an array of integers in ascending order from 1 to n inclusive. If a target value is provided, FindTester reports the number of statements executed before a<text:s/>result is returned. If no target value is provided, FindTester reports the average number of statements to find all values in the array. FindTester usage:</text:p>
      <text:p text:style-name="P8"><text:span text:style-name="T9">$ java FindTester [array size n] &lt;optional target value&gt;</text:span></text:p>
      <text:p text:style-name="Heading"><text:span text:style-name="T10">Minimum Statements</text:span><text:span text:style-name="T11">. What statements would be</text:span><text:span text:style-name="T12"><text:s/>executed in a call to find() when the array size is zero (n == 0)? (Do not count the initialization of method arguments or return statements.) So what is the minimum cost (t(0) = ?, the constant factor) of calling find()?</text:span></text:p>
      <text:list text:style-name="LFO1" text:continue-numbering="true">
        <text:list-item>
          <text:p text:style-name="P13">In the find() method, the size of<text:s/>the array is the n value. So when the array size is 0, n == 0. In this case, the following statements are executed: for loop initialization (int i = 0), for loop condition check (i &lt; array.length), and return statement (return -1). The for-loop body gets<text:s/>skipped because i is not less than the array length.</text:p>
        </text:list-item>
        <text:list-item>
          <text:p text:style-name="P14">The minimum growth function is: t(0) = 3</text:p>
        </text:list-item>
      </text:list>
      <text:p text:style-name="Textbody"><text:span text:style-name="T15">Run<text:s/></text:span><text:span text:style-name="T16">FindTester 0 -1<text:s/></text:span><text:span text:style-name="T17"><text:line-break/></text:span><text:span text:style-name="T18">How do the results compare to your expectation? What (if anything) do you need to modify about your analysis to better align with the empiric</text:span><text:span text:style-name="T19">al results?</text:span></text:p>
      <text:list text:style-name="LFO2" text:continue-numbering="true">
        <text:list-item>
          <text:p text:style-name="P20">FindTester 0 -1: 2 statements.</text:p>
        </text:list-item>
        <text:list-item>
          <text:p text:style-name="P21">My growth function predicted t(0) = 3 statements. But “FindTester 0 -1” executed 2 statements. I really don’t understand how this is possible. Maybe the return statement isn’t included in the statement count<text:s/>for some reason.</text:p>
        </text:list-item>
        <text:list-item>
          <text:p text:style-name="P22">I confirmed in class that the return statement isn’t included in statement counts because it is part of the inherent cost of using a method.</text:p>
        </text:list-item>
      </text:list>
      <text:p text:style-name="P23"/>
      <text:p text:style-name="Heading"><text:span text:style-name="T24">Best Case Scenario</text:span><text:span text:style-name="T25">. Assuming a large array size n, where would the target element be<text:s/></text:span><text:span text:style-name="T26">located in the array such that the minimum possible number of loop iterations would be executed? What statements are executed if this is the case? What is the growth function (t(n) = ?) under these conditions?</text:span></text:p>
      <text:list text:style-name="LFO3" text:continue-numbering="true">
        <text:list-item>
          <text:p text:style-name="P27">In the best-case scenario, the target element<text:s/>would be the very first element in the array. This is because the for-loop would only have to iterate once to find the target value. In this case, the following statements would be executed: for-loop initialization (int i = 0), for-loop condition check (i<text:s/>&lt; array.length), and if-statement condition check (array[i] == value). This is 3 total statements.</text:p>
        </text:list-item>
        <text:list-item>
          <text:p text:style-name="P28">So, the best-case growth function is: t(n) = 3</text:p>
        </text:list-item>
      </text:list>
      <text:soft-page-break/>
      <text:p text:style-name="Textbody"><text:span text:style-name="T29">Run<text:s/></text:span><text:span text:style-name="T30">FindTester 100 1</text:span><text:span text:style-name="T31">,<text:s/></text:span><text:span text:style-name="T32">FindTester 100 100</text:span><text:span text:style-name="T33">, and<text:s/></text:span><text:span text:style-name="T34">FindTester 100 -1</text:span><text:span text:style-name="T35"><text:line-break/></text:span><text:span text:style-name="T36">(For the record, 100 is NOT a large array size</text:span><text:span text:style-name="T37">, but it is adequate for this analysis.) Which result represents the best case scenario with the minimum number of statements executed? How does the number of reported statements align with your expectation? What (if anything) do you need to modify about y</text:span><text:span text:style-name="T38">our analysis to better align with the empirical results?</text:span></text:p>
      <text:list text:style-name="LFO4" text:continue-numbering="true">
        <text:list-item>
          <text:p text:style-name="P39">FindTester 100 1: 3 statements. This represents the best-case scenario. The array has 100 elements, and the value 1 is stored at element 0.</text:p>
        </text:list-item>
        <text:list-item>
          <text:p text:style-name="P40">FindTester 100 100: 300 statements.</text:p>
        </text:list-item>
        <text:list-item>
          <text:p text:style-name="P41">FindTester 100 -1: 302<text:s/>statements.</text:p>
        </text:list-item>
        <text:list-item>
          <text:p text:style-name="P42">My growth function predicted t(100) = 3 statements. Since “FindTester 100 1” also executed 3 statements, I would say my growth function is correct.</text:p>
        </text:list-item>
      </text:list>
      <text:p text:style-name="P43"/>
      <text:p text:style-name="Heading"><text:span text:style-name="T44">Worst Case Scenario</text:span><text:span text:style-name="T45">. Assuming a large array size n, what would be necessary such that the loop<text:s/></text:span><text:span text:style-name="T46">cannot exit early and the method returns -1? How many times does the loop iterate? What statements are executed in each loop iteration? What is the growth function (t(n) = ?) under these conditions?</text:span></text:p>
      <text:list text:style-name="LFO5" text:continue-numbering="true">
        <text:list-item>
          <text:p text:style-name="P47">The worst-case scenario occurs when the array does not contain the target value. Then the find() method has to loop through the entire array, never finding the target value, and finally exit and return -1. In this case, the loop iterates n times because n is the array length.</text:p>
        </text:list-item>
        <text:list-item>
          <text:p text:style-name="P48">The executed statements are:<text:s/></text:p>
          <text:list text:continue-numbering="true">
            <text:list-item>
              <text:p text:style-name="P49">For-loop initialization (int i = 0) and condition check (i &lt; array.length). 2 statements.</text:p>
            </text:list-item>
            <text:list-item>
              <text:p text:style-name="P50">Then inside the for-loop (occurring n times), the following statements are executed: if-statement condition check (array[i] == value), for-loop increment (i++) and condition check (i &lt; array.length ). 3 statements.</text:p>
            </text:list-item>
          </text:list>
        </text:list-item>
        <text:list-item>
          <text:p text:style-name="P51">So, the worst-case growth function is: t(n) = 2 + 3n</text:p>
        </text:list-item>
      </text:list>
      <text:p text:style-name="Textbody"><text:span text:style-name="T52">Run<text:s/></text:span><text:span text:style-name="T53">FindTester 100 1</text:span><text:span text:style-name="T54">,<text:s/></text:span><text:span text:style-name="T55">FindTester 100 100</text:span><text:span text:style-name="T56">, and<text:s/></text:span><text:span text:style-name="T57">FindTester 100 -1</text:span><text:span text:style-name="T58"><text:line-break/></text:span><text:span text:style-name="T59">(For the record, 100 is NOT a large array size, but it is adequate for this analysis.) Which res</text:span><text:span text:style-name="T60">ult represents the worst-case scenario with the maximum number of statements executed? Is it the one you predicted? How does the number of reported statements align with your expectation? What (if anything) do you need to modify about your analysis to bett</text:span><text:span text:style-name="T61">er align with the empirical results?</text:span></text:p>
      <text:list text:style-name="LFO6" text:continue-numbering="true">
        <text:list-item>
          <text:p text:style-name="P62">FindTester 100 1: 3 statements.</text:p>
        </text:list-item>
        <text:list-item>
          <text:p text:style-name="P63">FindTester 100 100: 300 statements. In this case, on the last iteration through the for-loop (i=99), the value is found in the array and its index is returned. Since a return statement occurs, the for-loop is broken out of, and the final increment and condition check do not occur. This is why the overall statement count is 300, rather than 302 as in the worst-case scenario below.</text:p>
        </text:list-item>
        <text:list-item>
          <text:p text:style-name="P64">FindTester 100 -1: 302 statements. This represents the worst-case scenario, where the target value is not in the array. The array is looped through completely, and the value is never found.</text:p>
        </text:list-item>
        <text:list-item>
          <text:p text:style-name="P65">My growth function predicted: t(100) = 2 + 3(100) = 302 statements. Since this prediction matches the actual result, I am confident in my growth function’s accuracy.</text:p>
        </text:list-item>
      </text:list>
      <text:p text:style-name="P66"/>
      <text:p text:style-name="Heading"><text:span text:style-name="T67">Expected Average Case Scenario</text:span><text:span text:style-name="T68">. Assuming a randomly ordered array of unique elements and the target element is in the array, where would a target element be located on average? What is the expected average number of</text:span><text:span text:style-name="T69"><text:s/>loop iterations if this is the case? What is the average growth function (t(n) = ?) under these conditions?</text:span></text:p>
      <text:list text:style-name="LFO7" text:continue-numbering="true">
        <text:list-item>
          <text:p text:style-name="P70">If the array is randomly ordered, a target element will on average be located in the middle of the array. The expected number of loop<text:s/>iterations in this case is n/2.</text:p>
        </text:list-item>
        <text:list-item>
          <text:p text:style-name="P71">The growth function in this case can be adapted from the worst-case function, which is t(n) = 2 + 3n. Since the loop will run n/2 times on average, the function becomes t(n) = 2 + (3/2)n. But assuming the target value is found, the last two statements in the for-loop (increment and final condition check) will not occur. So I will subtract two statements from the function.</text:p>
        </text:list-item>
        <text:list-item>
          <text:p text:style-name="P72">So, the average case growth function is: t(n) = (3/2)n</text:p>
        </text:list-item>
      </text:list>
      <text:p text:style-name="Textbody"><text:span text:style-name="T73">Run<text:s/></text:span><text:span text:style-name="T74">FindTester 100</text:span><text:span text:style-name="T75"><text:line-break/></text:span><text:span text:style-name="T76">(For the record, 100 is NOT a l</text:span><text:span text:style-name="T77">arge array size, but it is adequate for this analysis.) How does the average number of statements to find all elements align with your expectation? What (if anything) do you need to modify about your analysis to better align with the empirical results?</text:span></text:p>
      <text:list text:style-name="LFO8" text:continue-numbering="true">
        <text:list-item>
          <text:p text:style-name="P78">RunTester 100: 151 statements</text:p>
        </text:list-item>
        <text:list-item>
          <text:p text:style-name="P79">My growth function predicted: t(100) = (3/2)(100) = 150. This prediction is extremely close to the actual number of statements, 151.<text:s/>So<text:s/>I would say that my average-case growth function is accurate.</text:p>
        </text:list-item>
      </text:list>
      <text:p text:style-name="Heading"><text:span text:style-name="T80">Order</text:span><text:span text:style-name="T81">. What is the runtime orde</text:span><text:span text:style-name="T82">r (big-O) of find() based on the above growth functions?</text:span></text:p>
      <text:list text:style-name="LFO9" text:continue-numbering="true">
        <text:list-item>
          <text:p text:style-name="P83">The largest factor in the above growth functions is 3n, so the runtime order of find() is O(n).</text:p>
        </text:list-item>
      </text:list>
      <text:h text:style-name="P84" text:outline-level="1"/>
      <text:h text:style-name="P85" text:outline-level="1">Algorithm: replaceAll()</text:h>
      <text:p text:style-name="P86">The following questions refer to the ReplaceAllTester class given with the<text:s/>assignment. ReplaceAllTester initializes an array of integers of size n configured according to input parameters. If an oldValue argument is provided, ReplaceAllTester reports the number of statements executed to replace that value in an array where all elements are in ascending order from 1 to n inclusive. If no oldValue is provided, ReplaceAllTester reports the average number of statements to replace a<text:s/>randomly located<text:s/>element within the array. If the optional third numDuplicates argument is provided, that number of duplicate 1s will be randomly distributed in the array and the expectation is that oldValue will be 1, such that the number of statements to replace all duplicate values will be reported. Note that the reported result for any numDuplicates less<text:s/>than n is subject to vagaries of random distribution. ReplaceAllTester usage:</text:p>
      <text:p text:style-name="Textbody"><text:span text:style-name="T87"><text:tab/></text:span><text:span text:style-name="T88">$ java<text:s/></text:span><text:span text:style-name="T89">ReplaceAllTester</text:span><text:span text:style-name="T90"><text:s/>[array size n] &lt;oldValue&gt; &lt;numDuplicates&gt;</text:span></text:p>
      <text:p text:style-name="Heading"><text:span text:style-name="T91">Minimum Statements</text:span><text:span text:style-name="T92">. What statements would be executed in a call to replaceAll() when the array<text:s/></text:span><text:soft-page-break/><text:span text:style-name="T93">size is zero (n</text:span><text:span text:style-name="T94"><text:s/>== 0)? Do not overlook the cost of calling find() or the assignment of its return value. So what is the minimum cost (t(0) = ?) of calling replaceAll()?</text:span></text:p>
      <text:list text:style-name="LFO10" text:continue-numbering="true">
        <text:list-item>
          <text:p text:style-name="P95">If the array size is 0, the<text:s/>following statements would be executed:</text:p>
          <text:list text:continue-numbering="true">
            <text:list-item>
              <text:p text:style-name="P96">A call to<text:s/>find(array, oldValue). From the<text:s/>find() method analysis,<text:s/>I<text:s/>know that the<text:s/>minimum number of statements executed by the find() method is 2 (for-loop initialization and condition check). The for-loop body<text:s/>in find()<text:s/>is not executed because the array size is 0. So, the find() method<text:s/>simply returns -1.<text:s/>2 statements.</text:p>
            </text:list-item>
            <text:list-item>
              <text:p text:style-name="P97">That -1 is then assigned to the index variable in the replaceAll() method, and the while-loop condition check occurs. It evaluates to false, and the method finishes.</text:p>
            </text:list-item>
          </text:list>
        </text:list-item>
        <text:list-item>
          <text:p text:style-name="P98">The<text:s/>minimum number of statements executed by<text:s/>replaceAll()<text:s/>with array size 0:</text:p>
          <text:list text:continue-numbering="true">
            <text:list-item>
              <text:p text:style-name="P99">The find() method is called, with array and oldValue as parameters.<text:s/>Inside the find() method:<text:s/>for-loop initialization and condition check<text:s/>occur.<text:s/>2 statements.</text:p>
            </text:list-item>
            <text:list-item>
              <text:p text:style-name="P100">Back in the replaceAll() method: index variable<text:s/>initialization<text:s/>(int index = find(array, oldValue))<text:s/>and while-loop condition check (index &gt; -1).<text:s/>2 statements.</text:p>
            </text:list-item>
          </text:list>
        </text:list-item>
        <text:list-item>
          <text:p text:style-name="P101">The<text:s/>minimum<text:s/>growth function is: t(0) = 4</text:p>
        </text:list-item>
      </text:list>
      <text:p text:style-name="Textbody"><text:span text:style-name="T102">Run<text:s/></text:span><text:span text:style-name="T103">ReplaceAllTester 0</text:span><text:span text:style-name="T104"><text:line-break/></text:span><text:span text:style-name="T105">How does the number of reported sta</text:span><text:span text:style-name="T106">tements compare with your expectation? What (if anything) do you need to modify about your analysis to better align with the empirical results?</text:span></text:p>
      <text:list text:style-name="LFO11" text:continue-numbering="true">
        <text:list-item>
          <text:p text:style-name="P107">ReplaceAllTester 0: 4 statements</text:p>
        </text:list-item>
        <text:list-item>
          <text:p text:style-name="P108">My growth function also predicted 4 statements.<text:s/>This gives me confidence that my analysis was correct.</text:p>
        </text:list-item>
      </text:list>
      <text:p text:style-name="P109"/>
      <text:p text:style-name="Heading"><text:span text:style-name="T110">Best Case Scenario</text:span><text:span text:style-name="T111">. Assu</text:span><text:span text:style-name="T112">ming a large array size n, what would cause the replaceAll() while loop to never iterate? What would be the cost of the first find() call? What statements are executed in replaceAll(), itself? What is the total growth function (t(n) = ?) under these condit</text:span><text:span text:style-name="T113">ions?</text:span></text:p>
      <text:list text:style-name="LFO11" text:continue-numbering="true">
        <text:list-item>
          <text:p text:style-name="P114">The replaceAll() while-loop would never iterate if index<text:s/>!&gt;<text:s/>-1, which occurs when the oldValue is not present in the array. In that case, the cost of the first find() call would be t(n) = 2 + 3n<text:s/><text:line-break/>(this equation<text:s/>comes from<text:s/>the<text:s/>worst-case<text:s/>scenario for find(), yet it is the<text:s/>best-case<text:s/>scenario for replaceAll() because it returns -1, causing the replaceAll() while-loop to never iterate and the find() method to not be called a second time).</text:p>
        </text:list-item>
        <text:list-item>
          <text:p text:style-name="P115">In replaceAll() itself, the<text:s/>following<text:s/>statements<text:s/>are<text:s/>executed: index<text:s/>variable initialization<text:s/>(int index = find(array, oldValue)), and while-loop condition check<text:s/>(index &gt; -1). This condition check<text:s/>evaluates to false, so no more statements are executed. 2<text:s/>statements.</text:p>
        </text:list-item>
        <text:list-item>
          <text:p text:style-name="P116">So, the best-case scenario growth function is: t(n) =<text:s/>4<text:s/>+ 3n</text:p>
        </text:list-item>
      </text:list>
      <text:p text:style-name="Textbody"><text:span text:style-name="T117">Run<text:s/></text:span><text:span text:style-name="T118">ReplaceAllTester 100 1, ReplaceAllTester 100 100, and<text:s/></text:span><text:span text:style-name="T119">ReplaceAllTester 100 -1</text:span><text:span text:style-name="T120"><text:line-break/></text:span><text:span text:style-name="T121">(For the record, 100 is NOT a large array size, but it is adequate for this analysis.) Which test run<text:s/></text:span><text:soft-page-break/><text:span text:style-name="T122">represents the best case scenario with the minimum number of statements executed? How does the number of reported statements compa</text:span><text:span text:style-name="T123">re with your expectation? What (if anything) do you need to modify about your analysis to better align with the empirical results?</text:span></text:p>
      <text:list text:style-name="LFO12" text:continue-numbering="true">
        <text:list-item>
          <text:p text:style-name="P124">ReplaceAllTester 100 1: 310 statements</text:p>
        </text:list-item>
        <text:list-item>
          <text:p text:style-name="P125">ReplaceAllTester 100 100: 607 statements</text:p>
        </text:list-item>
        <text:list-item>
          <text:p text:style-name="P126">ReplaceAllTester 100 -1: 304 statements</text:p>
        </text:list-item>
        <text:list-item>
          <text:p text:style-name="P127">ReplaceAllTester 100 -1 represents the best-case scenario, in which the oldValue doesn’t exist in the array. The array in this method call contains the numbers 1 through 100, but not -1. According to my growth function, the number of statements would be: t(100)<text:s/>= 4 + 3(100) = 304. This prediction matches the actual results, so I am confident with my analysis.</text:p>
        </text:list-item>
      </text:list>
      <text:p text:style-name="P128"/>
      <text:p text:style-name="Heading"><text:span text:style-name="T129">Worst Case Scenario</text:span><text:span text:style-name="T130">. Assuming newValue and oldValue are not equal and n is large, under what conditions would the maximum number of replaceAll() while loo</text:span><text:span text:style-name="T131">p iterations be executed? Note that every call to find() in replaceAll() is guaranteed to iterate a different number of times, so what would be the average cost of a find() call within the while loop? What other statements are executed in every iteration o</text:span><text:span text:style-name="T132">f the while loop? What is the total growth function (t(n) = ?) under these conditions?</text:span></text:p>
      <text:list text:style-name="LFO13" text:continue-numbering="true">
        <text:list-item>
          <text:p text:style-name="P133">The maximum number of while-loop iterations would occur when every element in the array is equal to oldValue.</text:p>
        </text:list-item>
        <text:list-item>
          <text:p text:style-name="P134">The average cost of a find() call within the while-loop is<text:s/>given by the average-case growth function for the find() method: t(n) = (3/2)n</text:p>
        </text:list-item>
        <text:list-item>
          <text:p text:style-name="P135">Assuming a worst-case scenario where every value in the array is the oldValue to be updated, the very first find() call would result in 3 statements because the very first value<text:s/>in the array is the oldValue. (Recall that this is the best-case scenario for the find() method.) Index 0, returned by the find() method call, would be assigned to the index variable in replaceAll (1 statement). The while-loop condition check would then occur (1 statement). So, a total of 5 statements occur outside of the while loop in the worst-case scenario.</text:p>
        </text:list-item>
        <text:list-item>
          <text:p text:style-name="P136">Then, inside the while-loop (ran n times), an array[index] assignment occurs (1 statement), and find() is called again. Now we can use the average-case growth function for find(), since the cost will be different every time through the while-loop. After the find() method completes, the returned index is assigned to the index variable, and the while-loop condition check occurs again (2 statements).</text:p>
        </text:list-item>
        <text:list-item>
          <text:p text:style-name="P137"><text:span text:style-name="T138">So, the worst-case growth function is: t(n) = 5 + n(3 + (3/2)n) = (3/2)n</text:span><text:span text:style-name="T139">2</text:span><text:span text:style-name="T140"><text:s/>+ 3n + 5</text:span></text:p>
        </text:list-item>
      </text:list>
      <text:p text:style-name="Textbody"><text:span text:style-name="T141">Run<text:s/></text:span><text:span text:style-name="T142">ReplaceAllTester 100 100, ReplaceAllTester 100 -1, and ReplaceAllTester 100 1 100</text:span><text:span text:style-name="T143"><text:line-break/></text:span><text:span text:style-name="T144">(For the record, 100 is NOT a large array size, but it is adequate for this analysis.)<text:s/></text:span><text:span text:style-name="T145">Which test run represents the worst case scenario with the maximum number of statements executed? How does the number of reported statements compare with your expectation? What (if anything) do you need to modify about your analysis to better align with th</text:span><text:span text:style-name="T146">e empirical results?</text:span></text:p>
      <text:soft-page-break/>
      <text:list text:style-name="LFO14" text:continue-numbering="true">
        <text:list-item>
          <text:p text:style-name="P147">ReplaceAllTester 100 100: 607 statements</text:p>
        </text:list-item>
        <text:list-item>
          <text:p text:style-name="P148">ReplaceAllTester 100 -1: 304 statements</text:p>
        </text:list-item>
        <text:list-item>
          <text:p text:style-name="P149">ReplaceAllTester 100 1 100: 15,754 statements</text:p>
        </text:list-item>
        <text:list-item>
          <text:p text:style-name="P150"><text:span text:style-name="T151">“ReplaceAllTester 100 1 100” represents the worst-case scenario. All 100 values in the array are 1. Accordin</text:span><text:span text:style-name="T152">g to my growth function, the number of statements executed would be: t(100) = (3/2)100</text:span><text:span text:style-name="T153">2</text:span><text:span text:style-name="T154"><text:s/>+ 3(100) + 5 = 15,305 statements. This is a few hundred statements less than the actual reported number. After looking at the replaceAll() method for much longer, I sti</text:span><text:span text:style-name="T155">ll cannot determine where the extra 451 statements are coming from. I think there’s just a coefficient difference somewhere.</text:span></text:p>
        </text:list-item>
      </text:list>
      <text:p text:style-name="P156"/>
      <text:p text:style-name="Heading"><text:span text:style-name="T157">Expected Case Scenario</text:span><text:span text:style-name="T158">. Assuming a large, randomly ordered array of<text:s/></text:span><text:span text:style-name="T159">unique</text:span><text:span text:style-name="T160"><text:s/>elements and oldValue is a value in the array, how many</text:span><text:span text:style-name="T161"><text:s/>replaceAll() while loop iterations will occur? What is the expected cost of the first call to find()? How many loop iterations in call(s) to find() within the while loop? What is the expected growth function (t(n) = ?) for a call to replaceAll() under the</text:span><text:span text:style-name="T162">se conditions?</text:span></text:p>
      <text:list text:style-name="LFO15" text:continue-numbering="true">
        <text:list-item>
          <text:p text:style-name="P163"><text:span text:style-name="T164">On average, oldValue will be located halfway through the array. This means that the expected cost of the first find() call will be (3/2)n, as this is an average-case scenario for find(). The returned index will be assigned to the index varia</text:span><text:span text:style-name="T165">ble in replaceAll(), and the first while-loop condition check will occur (2 statements). So the growth function<text:s/></text:span><text:span text:style-name="T166">so far</text:span><text:span text:style-name="T167"><text:s/>is t(n) = 2 + (3/2)n</text:span></text:p>
        </text:list-item>
        <text:list-item>
          <text:p text:style-name="P168">Inside the while-loop,<text:s/>the<text:s/>old<text:s/>value is replaced with<text:s/>the<text:s/>new<text:s/>value<text:s/>(array[index] = newValue).<text:s/>1 statement</text:p>
        </text:list-item>
        <text:list-item>
          <text:p text:style-name="P169">The while-loop will iterate only once because the first find() call is guaranteed to find the only occurrence of oldValue in the array. This means that a subsequent call to find() within the while-loop will loop completely through the array (100 for-loop iterations) and not find oldValue (since it has already been replaced). So find() will only be called<text:s/>that one time<text:s/>within the while-loop, and that one call will execute 2 + 3n statements, as this is a worst-case scenario for find() where the target value is not in the array. Find() will return -1, which will<text:s/>be assigned to the index variable (1 statement). The while-loop condition check will occur again (1 statement), evaluating to false, and the while-loop will be broken out of.</text:p>
        </text:list-item>
        <text:list-item>
          <text:p text:style-name="P170">The<text:s/>average-case<text:s/>growth function<text:s/>is: t(n) =<text:s/>(9/2)n<text:s/>+ 7</text:p>
        </text:list-item>
      </text:list>
      <text:p text:style-name="Textbody"><text:span text:style-name="T171">Run<text:s/></text:span><text:span text:style-name="T172">ReplaceAllTester 100</text:span><text:span text:style-name="T173"><text:line-break/></text:span><text:span text:style-name="T174">(For the function record, 100 is NOT a large array size, but it is adequate for this analysis.) How does the number of reported statements compare with your expectation? What (if anything) do you need to modify about your analysis</text:span><text:span text:style-name="T175"><text:s/>to better align with the empirical results?</text:span></text:p>
      <text:list text:style-name="LFO16" text:continue-numbering="true">
        <text:list-item>
          <text:p text:style-name="P176">ReplaceAllTester100: 457 statements.</text:p>
        </text:list-item>
        <text:list-item>
          <text:p text:style-name="P177">My growth predicted: t(100) =<text:s/>(9/2)(100)<text:s/>+ 7<text:s/>= 457 statements. Given this match, I am confident with my analysis for an average-case scenario.</text:p>
        </text:list-item>
      </text:list>
      <text:p text:style-name="Heading"><text:span text:style-name="T178">Order</text:span><text:span text:style-name="T179">. What is the<text:s/></text:span><text:span text:style-name="T180">runtime order (big-O) of replaceAll() based on the above growth functions?</text:span></text:p>
      <text:list text:style-name="LFO24" text:continue-numbering="true">
        <text:list-item>
          <text:p text:style-name="P181">The largest factor in the above growth functions is (3/2)n<text:span text:style-name="T182">2</text:span>, so the runtime order of replaceAll()<text:s/><text:soft-page-break/>is O(n<text:span text:style-name="T183">2</text:span>).</text:p>
        </text:list-item>
      </text:list>
      <text:p text:style-name="P184"/>
      <text:h text:style-name="P185" text:outline-level="1">Algorithm: sortIt()</text:h>
      <text:p text:style-name="P186">The following questions refer to the SortItTester class given with the assignment. SortItTester initializes an array of integers of size n configured according<text:s/>to input parameters. If an oldValue argument is provided, SortItTester reports the number of statements executed to replace that value in an array where all elements are in ascending order from 1 to n inclusive. If no oldValue is provided, SortItTester reports the average number of statements to replace a randomly-located element within the array. If the optional third numDuplicates argument is provided, that number of duplicate 1s will be randomly distributed in the array and the expectation is that oldValue will be 1, such that the number of statements to replace all duplicate values will be reported. Note that the reported result for any numDuplicates less than n is subject to vagaries of random distribution. SortItTester usage:</text:p>
      <text:p text:style-name="P187"><text:span text:style-name="T188">$ java<text:s/></text:span><text:span text:style-name="T189">SortItTester</text:span><text:span text:style-name="T190"><text:s/></text:span><text:span text:style-name="T191">[array size n] [a | d | r | m numDuplicates]</text:span><text:span text:style-name="T192"><text:line-break/></text:span><text:span text:style-name="T193">where a → ascending order, d → descending order, r → random order, and m → multiples/duplicates, requiring a third argument for the number of duplicates up to a maximum of n</text:span></text:p>
      <text:p text:style-name="Heading"><text:span text:style-name="T194">Minimum Statements</text:span><text:span text:style-name="T195">. What statements w</text:span><text:span text:style-name="T196">ould be executed in a call to sortIt() when the array size is zero (n == 0) or one (n == 1)? So what is the minimum cost for a call to sortIt()?</text:span></text:p>
      <text:list text:style-name="LFO17" text:continue-numbering="true">
        <text:list-item>
          <text:p text:style-name="P197">Two statements would occur<text:s/>when the array size is 0: for-loop initialization<text:s/>(int next = 1)<text:s/>and condition check<text:s/>(next &lt; array.length).</text:p>
        </text:list-item>
        <text:list-item>
          <text:p text:style-name="P198">The minimum growth function is:<text:s/>t(0) = 2</text:p>
        </text:list-item>
      </text:list>
      <text:p text:style-name="Textbody"><text:span text:style-name="T199">Run<text:s/></text:span><text:span text:style-name="T200">SortItTester 0 a and Sort</text:span><text:span text:style-name="T201">ItTester 1 a</text:span><text:span text:style-name="T202"><text:line-break/></text:span><text:span text:style-name="T203">How does the number of reported statements compare with your expectations? What (if anything) do you need to modify about your analysis to better align with the empirical results?</text:span></text:p>
      <text:list text:style-name="LFO18" text:continue-numbering="true">
        <text:list-item>
          <text:p text:style-name="P204">In both cases, 2 statements were executed as expected.<text:s/>So I am confident with my analysis.</text:p>
        </text:list-item>
      </text:list>
      <text:p text:style-name="P205"/>
      <text:p text:style-name="Heading"><text:span text:style-name="T206">Best Ca</text:span><text:span text:style-name="T207">se Scenario</text:span><text:span text:style-name="T208">. Assume a large array size n. The sortIt() outer loop depends only on n, but the inner loop is sensitive to the ordering of elements in the array and the current index of the outer loop. Under what conditions would the minimum number of inner l</text:span><text:span text:style-name="T209">oop iterations occur? What statements are executed in every iteration of the outer loop? What is the growth function under these conditions?</text:span></text:p>
      <text:list text:style-name="LFO18" text:continue-numbering="true">
        <text:list-item>
          <text:p text:style-name="P210">The minimum number of inner loop iterations occurs if all the array values are ascending, since no sorting needs to be done.</text:p>
        </text:list-item>
        <text:list-item>
          <text:p text:style-name="P211">In every iteration of the<text:s/>outer loop, these are the executed statements: for-loop initialization and condition check, value<text:s/>variable initialization (int value = array[next]),<text:s/>index variable initialization<text:s/>(int index = next), while-loop condition check<text:s/>(index &gt; 0 &amp;&amp; value &lt; array[index – 1]),<text:s/>and the final array value assignment<text:s/>(array[index] = value).<text:s/>That’s 6 statements.<text:s/>Finally, the for-loop increment<text:s/>(next++)<text:s/>and condition check<text:s/>(next &lt; array.length)<text:s/>occurs.<text:s/>That’s 2 more statements.</text:p>
        </text:list-item>
        <text:list-item>
          <text:p text:style-name="P212">So, in a best-case scenario, 8 statements are executed each time through the outer loop.</text:p>
        </text:list-item>
        <text:list-item>
          <text:p text:style-name="P213">The outer loop runs n-1 times, so the best-case growth function is: t(n) = 8(n - 1)</text:p>
        </text:list-item>
      </text:list>
      <text:p text:style-name="Standard"><text:span text:style-name="T214">Run<text:s/></text:span><text:span text:style-name="T215">SortItTester 1</text:span><text:span text:style-name="T216">00 a, SortItTester 100 d, and SortItTester 100 m 100</text:span><text:span text:style-name="T217"><text:line-break/></text:span><text:span text:style-name="T218">(For the record, 100 is NOT a large array size, but it is adequate for this analysis.) Which test runs represent a best case scenario with the minimum number of statements executed? How does the number o</text:span><text:span text:style-name="T219">f reported statements compare with your expectation? What (if anything) do you need to modify about your analysis to better align with the empirical results?<text:s/></text:span><text:span text:style-name="T220">(Note that the inner loop condition could be legitimately counted as 1, 2, 3, or even 4 statements</text:span><text:span text:style-name="T221">. SortItTester compromises and counts the inner loop condition as 2 statements.)</text:span></text:p>
      <text:list text:style-name="LFO19" text:continue-numbering="true">
        <text:list-item>
          <text:p text:style-name="P222">SortItTester 100 a: 695 statements. This represents the best-case scenario since the values in the array are already in ascending order.</text:p>
        </text:list-item>
        <text:list-item>
          <text:p text:style-name="P223">SortItTester 100 d: 20,495 statements</text:p>
        </text:list-item>
        <text:list-item>
          <text:p text:style-name="P224">SortItTester 100 m 100: 695 statements</text:p>
        </text:list-item>
        <text:list-item>
          <text:p text:style-name="P225">I hadn’t thought about how an array full of duplicates would take the same number of statements to sort as an ascending array. But it makes sense because the while-loop is never entered.</text:p>
        </text:list-item>
        <text:list-item>
          <text:p text:style-name="P226">My growth function predicted: t(100) = 8(100 – 1) = 792 statements. This is a bit more statements than the actual number. After reviewing the sortIt() method further, I realize that the first for-loop initialization and condition check only occur once. So the growth function<text:s/>should be: t(n) = 2 + 6(n-1). This new function predicts: t(100) = 2 + 6(100 – 1) = 596<text:s/>statements.<text:s/></text:p>
        </text:list-item>
        <text:list-item>
          <text:p text:style-name="P227">Hm, now I’m 99 statements below the expected amount. I notice that one additional statement inside the for-loop will yield the correct number of statements. This additional statement comes from the while-loop condition check, which Professor Vail counted as two statements.</text:p>
        </text:list-item>
        <text:list-item>
          <text:p text:style-name="P228">So, the final growth function is: t(n) = 2 + 7(n-1), which yields t(100) = 2 + 7(100-1) = 695 statements.<text:s/>This is the correct number.</text:p>
        </text:list-item>
      </text:list>
      <text:p text:style-name="P229"/>
      <text:p text:style-name="Heading"><text:span text:style-name="T230">Worst<text:s/></text:span><text:span text:style-name="T231">Case Scenario</text:span><text:span text:style-name="T232">. Assume a large array size n. The sortIt() outer loop depends only on n, but the inner loop is sensitive to the ordering of elements in the array and the current index of the outer loop. Under what conditions would the maximum number of inner</text:span><text:span text:style-name="T233"><text:s/>loop iterations occur? What is the average number of inner loop iterations per outer loop iteration under these conditions? What statements are executed for each iteration of the inner loop? What is the growth function under these conditions?</text:span></text:p>
      <text:list text:style-name="LFO20" text:continue-numbering="true">
        <text:list-item>
          <text:p text:style-name="P234">The worst-case occurs when the array values are descending, resulting in the maximum number of inner loop iterations.<text:s/>This is because every value must be sorted.</text:p>
        </text:list-item>
        <text:list-item>
          <text:p text:style-name="P235">The first time through the outer loop, the inner loop will run 1 time. The last time through the outer loop, the inner loop will run n times. So the average number of inner loop iterations per outer loop iteration is n/2.</text:p>
        </text:list-item>
        <text:list-item>
          <text:p text:style-name="P236">For each iteration of the inner loop, the following statements occur: value reassignment<text:s/>(array[index] = array[index – 1]), index decrement<text:s/>(index--), and while loop condition check<text:s/>(index &gt; 0 &amp;&amp; value &lt; array[index – 1]). That’s<text:s/>4 statements<text:s/>(counting the condition check as 2).</text:p>
        </text:list-item>
        <text:list-item>
          <text:p text:style-name="P237">In the<text:s/>best-case<text:s/>scenario, the<text:s/>inner loop code was never run. In the worst-case scenario, the inner loop code will be run every time through the outer loop. So<text:s/>I will<text:s/>just add the number of inner loop statements<text:s/>to the growth function from the best-case scenario.</text:p>
        </text:list-item>
        <text:list-item>
          <text:p text:style-name="P238"><text:span text:style-name="T239">T</text:span><text:span text:style-name="T240">he worst-case g</text:span><text:span text:style-name="T241">rowth function is: t(n) = 2 + (n-1)(7 + 4(n/2))</text:span><text:span text:style-name="T242"><text:s/>=<text:s/></text:span><text:span text:style-name="T243">2n</text:span><text:span text:style-name="T244">2</text:span><text:span text:style-name="T245"><text:s/>+ 5n - 5</text:span></text:p>
        </text:list-item>
      </text:list>
      <text:p text:style-name="Standard"><text:span text:style-name="T246">Run<text:s/></text:span><text:span text:style-name="T247">SortItTester 100 a, SortItTester 100 d, and SortItTester 100 m 100</text:span><text:span text:style-name="T248"><text:line-break/></text:span><text:span text:style-name="T249">(For the record, 100 is NOT a large array size, but it is adequate for this analysis.) Which test run represents the worst case<text:s/></text:span><text:span text:style-name="T250">scenario with the maximum number of statements executed? How does the number of reported statements compare with your expectation? What (if anything) do you need to modify about your analysis to better align with the empirical results?<text:s/></text:span><text:span text:style-name="T251">(Note that the inner</text:span><text:span text:style-name="T252"><text:s/>loop condition could be legitimately counted as 1, 2, 3, or even 4 statements. SortItTester compromises and counts the inner loop condition as 2 statements.)</text:span></text:p>
      <text:list text:style-name="LFO21" text:continue-numbering="true">
        <text:list-item>
          <text:p text:style-name="P253">SortItTester 100 a: 695 statements.</text:p>
        </text:list-item>
        <text:list-item>
          <text:p text:style-name="P254">SortItTester 100 d: 20,495 statements. This represents the worst-case scenario, in which all the values are descending and must be sorted.</text:p>
        </text:list-item>
        <text:list-item>
          <text:p text:style-name="P255">SortItTester 100 m 100:<text:s/>695 statements.</text:p>
        </text:list-item>
        <text:list-item>
          <text:p text:style-name="P256"><text:span text:style-name="T257">My growth function predicts: t(100) =<text:s/></text:span><text:span text:style-name="T258">2(100)</text:span><text:span text:style-name="T259">2</text:span><text:span text:style-name="T260"><text:s/>+ 5(100) - 5</text:span><text:span text:style-name="T261"><text:s/>= 20,495 statemen</text:span><text:span text:style-name="T262">ts.</text:span></text:p>
        </text:list-item>
        <text:list-item>
          <text:p text:style-name="P263">Wow, I am very happy that my function predicted the correct number of statements!<text:s/>I am confident in my analysis.</text:p>
        </text:list-item>
      </text:list>
      <text:p text:style-name="P264"/>
      <text:p text:style-name="Heading"><text:span text:style-name="T265">Expected Average Case Scenario</text:span><text:span text:style-name="T266">. Assume a large array size n. Assuming a random array of unique elements, what is the expected av</text:span><text:span text:style-name="T267">erage number of inner loop iterations per outer loop iteration? Why? How does this compare to the worst case? What is the growth function under these conditions?</text:span></text:p>
      <text:list text:style-name="LFO22" text:continue-numbering="true">
        <text:list-item>
          <text:p text:style-name="P268">I think that on average, half of the elements would need to be sorted. The average number of inner loop iterations per outer loop iteration for the worst-case scenario was n/2 iterations. The worst-case assumes each value in the array needs to be sorted. But, if only half of the values need to be sorted, the average number of inner loop iterations<text:s/>would be n/4 iterations, since the inner loop would have to iterate over half as many values as it did in the worst-case.<text:s/>So, the worst-case growth function can be slightly modified with this new value to produce the average growth function.</text:p>
        </text:list-item>
      </text:list>
      <text:list text:style-name="LFO20" text:continue-numbering="true">
        <text:list-item>
          <text:p text:style-name="P269"><text:span text:style-name="T270">The average</text:span><text:span text:style-name="T271">-case</text:span><text:span text:style-name="T272"><text:s/>growth function is: t(n) = 2 + (n-1)(7 + 4(n/4))</text:span><text:span text:style-name="T273"><text:s/>= n</text:span><text:span text:style-name="T274">2</text:span><text:span text:style-name="T275"><text:s/>+ 6n - 5</text:span></text:p>
        </text:list-item>
      </text:list>
      <text:p text:style-name="Standard"><text:span text:style-name="T276">Run<text:s/></text:span><text:span text:style-name="T277">SortItTester 100 r</text:span><text:span text:style-name="T278"><text:line-break/></text:span><text:span text:style-name="T279">(For the record, 100 is NOT a large array siz</text:span><text:span text:style-name="T280">e, but it is adequate for this analysis.) How does the number of reported statements compare with your expectation? What (if anything) do you need to modify about your analysis to better align with the empirical results?<text:s/></text:span><text:span text:style-name="T281">(Note that the inner loop condition</text:span><text:span text:style-name="T282"><text:s/>could be legitimately counted as 1, 2, 3, or even 4 statements. SortItTester compromises and counts the inner loop condition as 2 statements.)</text:span></text:p>
      <text:list text:style-name="LFO20" text:continue-numbering="true">
        <text:list-item>
          <text:p text:style-name="P283">SortItTester 100 r: 10,299 statements</text:p>
        </text:list-item>
        <text:list-item>
          <text:p text:style-name="P284"><text:span text:style-name="T285">My growth function predicted</text:span><text:span text:style-name="T286">: t(100) =<text:s/></text:span><text:span text:style-name="T287">100</text:span><text:span text:style-name="T288">2</text:span><text:span text:style-name="T289"><text:s/>+ 6(100) - 5</text:span><text:span text:style-name="T290">= 10,59</text:span><text:span text:style-name="T291">5 statements.</text:span><text:span text:style-name="T292"><text:s/></text:span><text:span text:style-name="T293">Considering the vagaries of random</text:span><text:span text:style-name="T294"><text:s/>distribution</text:span><text:span text:style-name="T295">, I would say th</text:span><text:span text:style-name="T296">is</text:span><text:span text:style-name="T297"><text:s/>estimate<text:s/></text:span><text:span text:style-name="T298">is good. To support this</text:span><text:span text:style-name="T299"><text:s/>claim</text:span><text:span text:style-name="T300">, I ran the tester class again, and this time the<text:s/></text:span><text:span text:style-name="T301">array was sorted in 10,547 statements, which is extremely close t</text:span><text:span text:style-name="T302">o my function’s estimate.</text:span><text:span text:style-name="T303"><text:s/>This increases my confidence in my analysis.</text:span></text:p>
        </text:list-item>
      </text:list>
      <text:soft-page-break/>
      <text:p text:style-name="Heading"><text:span text:style-name="T304">Order</text:span><text:span text:style-name="T305">. What is the runtime order (big-O) of sortIt() based on the above growth functions?</text:span></text:p>
      <text:list text:style-name="LFO23" text:continue-numbering="true">
        <text:list-item>
          <text:p text:style-name="P306"><text:span text:style-name="T307">The largest factor in the above growth functions is 2n</text:span><text:span text:style-name="T308">2</text:span><text:span text:style-name="T309">, so the runtime order of sortIt() is O(n</text:span><text:span text:style-name="T310">2</text:span><text:span text:style-name="T311">).</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style:font-name-asian="Liberation Sans" style:font-name-complex="Liberation San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homas L</meta:initial-creator>
    <dc:creator>Thomas Lonowski</dc:creator>
    <meta:creation-date>2015-05-16T15:10:00Z</meta:creation-date>
    <dc:date>2022-02-18T23:40:00Z</dc:date>
    <meta:template xlink:href="Normal.dotm" xlink:type="simple"/>
    <meta:editing-cycles>2</meta:editing-cycles>
    <meta:editing-duration>PT115680S</meta:editing-duration>
    <meta:document-statistic meta:page-count="10" meta:paragraph-count="52" meta:word-count="3947" meta:character-count="26394" meta:row-count="187" meta:non-whitespace-character-count="22499"/>
  </office:meta>
</office:document-meta>
</file>